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3382in"/>
    </style:style>
    <style:style style:name="co3" style:family="table-column">
      <style:table-column-properties fo:break-before="auto" style:column-width="0.94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0.6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22"/>
    <style:style style:name="ce4" style:family="table-cell" style:parent-style-name="Default" style:data-style-name="N128"/>
    <style:style style:name="ce5" style:family="table-cell" style:parent-style-name="Default" style:data-style-name="N122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125"/>
    <style:style style:name="ce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5622in" svg:height="3.1583in" svg:x="3.5252in" svg:y="0.1843in">
            <draw:object draw:notify-on-update-of-ranges="Sheet1.F24:Sheet1.F24 Sheet1.F25:Sheet1.F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Square wave</text:p>
          </table:table-cell>
          <table:table-cell table:style-name="ce5" office:value-type="string" calcext:value-type="string">
            <text:p>Sine wav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PGA clk</text:p>
          </table:table-cell>
          <table:table-cell table:style-name="ce2" table:formula="of:=[.C2]" office:value-type="float" office:value="50000000" calcext:value-type="float">
            <text:p>50000000</text:p>
          </table:table-cell>
          <table:table-cell table:style-name="ce2" office:value-type="float" office:value="50000000" calcext:value-type="float">
            <text:p>5000000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WM bits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Range</text:p>
          </table:table-cell>
          <table:table-cell table:style-name="Default"/>
          <table:table-cell table:style-name="ce2" table:formula="of:=2^[.C3]" office:value-type="float" office:value="256" calcext:value-type="float">
            <text:p>256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cale</text:p>
          </table:table-cell>
          <table:table-cell table:style-name="Default"/>
          <table:table-cell table:style-name="ce2" table:formula="of:=(2^([.C3]-1))-1" office:value-type="float" office:value="127" calcext:value-type="float">
            <text:p>127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/256</text:p>
          </table:table-cell>
          <table:table-cell table:style-name="Default"/>
          <table:table-cell table:style-name="ce6" table:formula="of:=[.C2]/[.C4]" office:value-type="float" office:value="195312.5" calcext:value-type="float">
            <text:p>195312.5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deal sample rate</text:p>
          </table:table-cell>
          <table:table-cell table:style-name="Default"/>
          <table:table-cell office:value-type="float" office:value="48000" calcext:value-type="float">
            <text:p>48000.00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visor ideal</text:p>
          </table:table-cell>
          <table:table-cell table:style-name="Default" table:formula="of:=[.B2]/[.B11]" office:value-type="float" office:value="191112.796301279" calcext:value-type="float">
            <text:p>191112.796301279</text:p>
          </table:table-cell>
          <table:table-cell table:formula="of:=[.C6]/[.C7]" office:value-type="float" office:value="4.06901041666667" calcext:value-type="float">
            <text:p>4.069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re-scale divisor</text:p>
          </table:table-cell>
          <table:table-cell table:style-name="Default" table:formula="of:=ROUND([.B8])" office:value-type="float" office:value="191113" calcext:value-type="float">
            <text:p>191113</text:p>
          </table:table-cell>
          <table:table-cell table:formula="of:=ROUND([.C8])" office:value-type="float" office:value="4" calcext:value-type="float">
            <text:p>4.00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mple rate</text:p>
          </table:table-cell>
          <table:table-cell table:style-name="Default"/>
          <table:table-cell table:formula="of:=[.C6]/[.C9]" office:value-type="float" office:value="48828.125" calcext:value-type="float">
            <text:p>48828.125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ddle c (ideal)</text:p>
          </table:table-cell>
          <table:table-cell table:formula="of:=[.C11]" office:value-type="float" office:value="261.6256" calcext:value-type="float">
            <text:p>261.626</text:p>
          </table:table-cell>
          <table:table-cell office:value-type="float" office:value="261.6256" calcext:value-type="float">
            <text:p>261.626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teps ideal</text:p>
          </table:table-cell>
          <table:table-cell table:style-name="Default"/>
          <table:table-cell table:formula="of:=[.C10]/[.C11]" office:value-type="float" office:value="186.633590137968" calcext:value-type="float">
            <text:p>186.634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teps actual</text:p>
          </table:table-cell>
          <table:table-cell table:style-name="Default"/>
          <table:table-cell table:style-name="Default" table:formula="of:=ROUND([.C12])" office:value-type="float" office:value="187" calcext:value-type="float">
            <text:p>187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'2 pi</text:p>
          </table:table-cell>
          <table:table-cell table:style-name="Default"/>
          <table:table-cell table:formula="of:=2*PI()" office:value-type="float" office:value="6.28318530717959" calcext:value-type="float">
            <text:p>6.283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radians/step</text:p>
          </table:table-cell>
          <table:table-cell table:style-name="Default"/>
          <table:table-cell table:style-name="ce7" table:formula="of:=[.C14]/[.C13]" office:value-type="float" office:value="0.0335999214287678" calcext:value-type="float">
            <text:p>0.03360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q actual</text:p>
          </table:table-cell>
          <table:table-cell table:formula="of:=[.B2]/[.B9]" office:value-type="float" office:value="261.625321145082" calcext:value-type="float">
            <text:p>261.625</text:p>
          </table:table-cell>
          <table:table-cell table:formula="of:=[.C10]/[.C13]" office:value-type="float" office:value="261.112967914439" calcext:value-type="float">
            <text:p>261.113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error</text:p>
          </table:table-cell>
          <table:table-cell table:style-name="ce4" table:formula="of:=([.B16]-[.B11])/[.B16]" office:value-type="percentage" office:value="-0.00000106585599999224" calcext:value-type="percentage">
            <text:p>-0.00011%</text:p>
          </table:table-cell>
          <table:table-cell table:style-name="ce8" table:formula="of:=([.C16]-[.C11])/[.C16]" office:value-type="percentage" office:value="-0.00196325785600003" calcext:value-type="percentage">
            <text:p>-0.20%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lter</text:p>
          </table:table-cell>
          <table:table-cell table:style-name="Default"/>
          <table:table-cell table:style-name="ce8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R</text:p>
          </table:table-cell>
          <table:table-cell table:style-name="Default"/>
          <table:table-cell office:value-type="float" office:value="1000" calcext:value-type="float">
            <text:p>1000.00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</text:p>
          </table:table-cell>
          <table:table-cell table:style-name="Default"/>
          <table:table-cell office:value-type="float" office:value="0.000000047" calcext:value-type="float">
            <text:p>0.00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=RC</text:p>
          </table:table-cell>
          <table:table-cell table:style-name="Default"/>
          <table:table-cell table:formula="of:=[.C20]*[.C19]" office:value-type="float" office:value="0.000047" calcext:value-type="float">
            <text:p>0.00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utoff Freq</text:p>
          </table:table-cell>
          <table:table-cell table:style-name="Default"/>
          <table:table-cell table:formula="of:=1/[.C21]" office:value-type="float" office:value="21276.5957446809" calcext:value-type="float">
            <text:p>21276.596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3"/>
          <table:table-cell table:formula="of:=12500000/256" office:value-type="float" office:value="48828.125" calcext:value-type="float">
            <text:p>48828.125</text:p>
          </table:table-cell>
        </table:table-row>
        <table:table-row table:style-name="ro2"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radians</text:p>
          </table:table-cell>
          <table:table-cell table:style-name="Default" office:value-type="string" calcext:value-type="string">
            <text:p>sin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int value</text:p>
          </table:table-cell>
          <table:table-cell office:value-type="string" calcext:value-type="string">
            <text:p>offseted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table:formula="of:=[.A25]*[.$C$15]" office:value-type="float" office:value="0" calcext:value-type="float">
            <text:p>0</text:p>
          </table:table-cell>
          <table:table-cell table:style-name="Default" table:formula="of:=SIN([.B25])" office:value-type="float" office:value="0" calcext:value-type="float">
            <text:p>0</text:p>
          </table:table-cell>
          <table:table-cell table:style-name="Default" table:formula="of:=[.$C$5]*[.C25]" office:value-type="float" office:value="0" calcext:value-type="float">
            <text:p>0</text:p>
          </table:table-cell>
          <table:table-cell table:formula="of:=ROUND([.D25])" office:value-type="float" office:value="0" calcext:value-type="float">
            <text:p>0</text:p>
          </table:table-cell>
          <table:table-cell table:formula="of:=[.E25]+[.$C$5]" office:value-type="float" office:value="127" calcext:value-type="float">
            <text:p>12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26]*[.$C$15]" office:value-type="float" office:value="0.0335999214287678" calcext:value-type="float">
            <text:p>0.034</text:p>
          </table:table-cell>
          <table:table-cell table:formula="of:=SIN([.B26])" office:value-type="float" office:value="0.03359359965398" calcext:value-type="float">
            <text:p>0.034</text:p>
          </table:table-cell>
          <table:table-cell table:formula="of:=[.$C$5]*[.C26]" office:value-type="float" office:value="4.26638715605547" calcext:value-type="float">
            <text:p>4.266</text:p>
          </table:table-cell>
          <table:table-cell table:formula="of:=ROUND([.D26])" office:value-type="float" office:value="4" calcext:value-type="float">
            <text:p>4</text:p>
          </table:table-cell>
          <table:table-cell table:formula="of:=[.E26]+[.$C$5]" office:value-type="float" office:value="131" calcext:value-type="float">
            <text:p>13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27]*[.$C$15]" office:value-type="float" office:value="0.0671998428575357" calcext:value-type="float">
            <text:p>0.067</text:p>
          </table:table-cell>
          <table:table-cell table:formula="of:=SIN([.B27])" office:value-type="float" office:value="0.0671492772229628" calcext:value-type="float">
            <text:p>0.067</text:p>
          </table:table-cell>
          <table:table-cell table:formula="of:=[.$C$5]*[.C27]" office:value-type="float" office:value="8.52795820731627" calcext:value-type="float">
            <text:p>8.528</text:p>
          </table:table-cell>
          <table:table-cell table:formula="of:=ROUND([.D27])" office:value-type="float" office:value="9" calcext:value-type="float">
            <text:p>9</text:p>
          </table:table-cell>
          <table:table-cell table:formula="of:=[.E27]+[.$C$5]" office:value-type="float" office:value="136" calcext:value-type="float">
            <text:p>13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28]*[.$C$15]" office:value-type="float" office:value="0.100799764286304" calcext:value-type="float">
            <text:p>0.101</text:p>
          </table:table-cell>
          <table:table-cell table:formula="of:=SIN([.B28])" office:value-type="float" office:value="0.10062915343024" calcext:value-type="float">
            <text:p>0.101</text:p>
          </table:table-cell>
          <table:table-cell table:formula="of:=[.$C$5]*[.C28]" office:value-type="float" office:value="12.7799024856405" calcext:value-type="float">
            <text:p>12.780</text:p>
          </table:table-cell>
          <table:table-cell table:formula="of:=ROUND([.D28])" office:value-type="float" office:value="13" calcext:value-type="float">
            <text:p>13</text:p>
          </table:table-cell>
          <table:table-cell table:formula="of:=[.E28]+[.$C$5]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A29]*[.$C$15]" office:value-type="float" office:value="0.134399685715071" calcext:value-type="float">
            <text:p>0.134</text:p>
          </table:table-cell>
          <table:table-cell table:formula="of:=SIN([.B29])" office:value-type="float" office:value="0.133995434567358" calcext:value-type="float">
            <text:p>0.134</text:p>
          </table:table-cell>
          <table:table-cell table:formula="of:=[.$C$5]*[.C29]" office:value-type="float" office:value="17.0174201900545" calcext:value-type="float">
            <text:p>17.017</text:p>
          </table:table-cell>
          <table:table-cell table:formula="of:=ROUND([.D29])" office:value-type="float" office:value="17" calcext:value-type="float">
            <text:p>17</text:p>
          </table:table-cell>
          <table:table-cell table:formula="of:=[.E29]+[.$C$5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A30]*[.$C$15]" office:value-type="float" office:value="0.167999607143839" calcext:value-type="float">
            <text:p>0.168</text:p>
          </table:table-cell>
          <table:table-cell table:formula="of:=SIN([.B30])" office:value-type="float" office:value="0.16721045515749" calcext:value-type="float">
            <text:p>0.167</text:p>
          </table:table-cell>
          <table:table-cell table:formula="of:=[.$C$5]*[.C30]" office:value-type="float" office:value="21.2357278050012" calcext:value-type="float">
            <text:p>21.236</text:p>
          </table:table-cell>
          <table:table-cell table:formula="of:=ROUND([.D30])" office:value-type="float" office:value="21" calcext:value-type="float">
            <text:p>21</text:p>
          </table:table-cell>
          <table:table-cell table:formula="of:=[.E30]+[.$C$5]" office:value-type="float" office:value="148" calcext:value-type="float">
            <text:p>148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A31]*[.$C$15]" office:value-type="float" office:value="0.201599528572607" calcext:value-type="float">
            <text:p>0.202</text:p>
          </table:table-cell>
          <table:table-cell table:formula="of:=SIN([.B31])" office:value-type="float" office:value="0.20023672047405" calcext:value-type="float">
            <text:p>0.200</text:p>
          </table:table-cell>
          <table:table-cell table:formula="of:=[.$C$5]*[.C31]" office:value-type="float" office:value="25.4300635002043" calcext:value-type="float">
            <text:p>25.430</text:p>
          </table:table-cell>
          <table:table-cell table:formula="of:=ROUND([.D31])" office:value-type="float" office:value="25" calcext:value-type="float">
            <text:p>25</text:p>
          </table:table-cell>
          <table:table-cell table:formula="of:=[.E31]+[.$C$5]" office:value-type="float" office:value="152" calcext:value-type="float">
            <text:p>15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A32]*[.$C$15]" office:value-type="float" office:value="0.235199450001375" calcext:value-type="float">
            <text:p>0.235</text:p>
          </table:table-cell>
          <table:table-cell table:formula="of:=SIN([.B32])" office:value-type="float" office:value="0.233036948866564" calcext:value-type="float">
            <text:p>0.233</text:p>
          </table:table-cell>
          <table:table-cell table:formula="of:=[.$C$5]*[.C32]" office:value-type="float" office:value="29.5956925060537" calcext:value-type="float">
            <text:p>29.596</text:p>
          </table:table-cell>
          <table:table-cell table:formula="of:=ROUND([.D32])" office:value-type="float" office:value="30" calcext:value-type="float">
            <text:p>30</text:p>
          </table:table-cell>
          <table:table-cell table:formula="of:=[.E32]+[.$C$5]" office:value-type="float" office:value="157" calcext:value-type="float">
            <text:p>15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33]*[.$C$15]" office:value-type="float" office:value="0.268799371430143" calcext:value-type="float">
            <text:p>0.269</text:p>
          </table:table-cell>
          <table:table-cell table:formula="of:=SIN([.B33])" office:value-type="float" office:value="0.265574113846004" calcext:value-type="float">
            <text:p>0.266</text:p>
          </table:table-cell>
          <table:table-cell table:formula="of:=[.$C$5]*[.C33]" office:value-type="float" office:value="33.7279124584426" calcext:value-type="float">
            <text:p>33.728</text:p>
          </table:table-cell>
          <table:table-cell table:formula="of:=ROUND([.D33])" office:value-type="float" office:value="34" calcext:value-type="float">
            <text:p>34</text:p>
          </table:table-cell>
          <table:table-cell table:formula="of:=[.E33]+[.$C$5]" office:value-type="float" office:value="161" calcext:value-type="float">
            <text:p>16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A34]*[.$C$15]" office:value-type="float" office:value="0.302399292858911" calcext:value-type="float">
            <text:p>0.302</text:p>
          </table:table-cell>
          <table:table-cell table:formula="of:=SIN([.B34])" office:value-type="float" office:value="0.297811485882083" calcext:value-type="float">
            <text:p>0.298</text:p>
          </table:table-cell>
          <table:table-cell table:formula="of:=[.$C$5]*[.C34]" office:value-type="float" office:value="37.8220587070246" calcext:value-type="float">
            <text:p>37.822</text:p>
          </table:table-cell>
          <table:table-cell table:formula="of:=ROUND([.D34])" office:value-type="float" office:value="38" calcext:value-type="float">
            <text:p>38</text:p>
          </table:table-cell>
          <table:table-cell table:formula="of:=[.E34]+[.$C$5]" office:value-type="float" office:value="165" calcext:value-type="float">
            <text:p>16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35]*[.$C$15]" office:value-type="float" office:value="0.335999214287678" calcext:value-type="float">
            <text:p>0.336</text:p>
          </table:table-cell>
          <table:table-cell table:formula="of:=SIN([.B35])" office:value-type="float" office:value="0.329712673865333" calcext:value-type="float">
            <text:p>0.330</text:p>
          </table:table-cell>
          <table:table-cell table:formula="of:=[.$C$5]*[.C35]" office:value-type="float" office:value="41.8735095808973" calcext:value-type="float">
            <text:p>41.874</text:p>
          </table:table-cell>
          <table:table-cell table:formula="of:=ROUND([.D35])" office:value-type="float" office:value="42" calcext:value-type="float">
            <text:p>42</text:p>
          </table:table-cell>
          <table:table-cell table:formula="of:=[.E35]+[.$C$5]" office:value-type="float" office:value="169" calcext:value-type="float">
            <text:p>169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A36]*[.$C$15]" office:value-type="float" office:value="0.369599135716446" calcext:value-type="float">
            <text:p>0.370</text:p>
          </table:table-cell>
          <table:table-cell table:formula="of:=SIN([.B36])" office:value-type="float" office:value="0.361241666187153" calcext:value-type="float">
            <text:p>0.361</text:p>
          </table:table-cell>
          <table:table-cell table:formula="of:=[.$C$5]*[.C36]" office:value-type="float" office:value="45.8776916057684" calcext:value-type="float">
            <text:p>45.878</text:p>
          </table:table-cell>
          <table:table-cell table:formula="of:=ROUND([.D36])" office:value-type="float" office:value="46" calcext:value-type="float">
            <text:p>46</text:p>
          </table:table-cell>
          <table:table-cell table:formula="of:=[.E36]+[.$C$5]" office:value-type="float" office:value="173" calcext:value-type="float">
            <text:p>173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A37]*[.$C$15]" office:value-type="float" office:value="0.403199057145214" calcext:value-type="float">
            <text:p>0.403</text:p>
          </table:table-cell>
          <table:table-cell table:formula="of:=SIN([.B37])" office:value-type="float" office:value="0.392362871391461" calcext:value-type="float">
            <text:p>0.392</text:p>
          </table:table-cell>
          <table:table-cell table:formula="of:=[.$C$5]*[.C37]" office:value-type="float" office:value="49.8300846667156" calcext:value-type="float">
            <text:p>49.830</text:p>
          </table:table-cell>
          <table:table-cell table:formula="of:=ROUND([.D37])" office:value-type="float" office:value="50" calcext:value-type="float">
            <text:p>50</text:p>
          </table:table-cell>
          <table:table-cell table:formula="of:=[.E37]+[.$C$5]" office:value-type="float" office:value="177" calcext:value-type="float">
            <text:p>177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A38]*[.$C$15]" office:value-type="float" office:value="0.436798978573982" calcext:value-type="float">
            <text:p>0.437</text:p>
          </table:table-cell>
          <table:table-cell table:formula="of:=SIN([.B38])" office:value-type="float" office:value="0.423041158352058" calcext:value-type="float">
            <text:p>0.423</text:p>
          </table:table-cell>
          <table:table-cell table:formula="of:=[.$C$5]*[.C38]" office:value-type="float" office:value="53.7262271107114" calcext:value-type="float">
            <text:p>53.726</text:p>
          </table:table-cell>
          <table:table-cell table:formula="of:=ROUND([.D38])" office:value-type="float" office:value="54" calcext:value-type="float">
            <text:p>54</text:p>
          </table:table-cell>
          <table:table-cell table:formula="of:=[.E38]+[.$C$5]" office:value-type="float" office:value="181" calcext:value-type="float">
            <text:p>181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A39]*[.$C$15]" office:value-type="float" office:value="0.47039890000275" calcext:value-type="float">
            <text:p>0.470</text:p>
          </table:table-cell>
          <table:table-cell table:formula="of:=SIN([.B39])" office:value-type="float" office:value="0.453241895930342" calcext:value-type="float">
            <text:p>0.453</text:p>
          </table:table-cell>
          <table:table-cell table:formula="of:=[.$C$5]*[.C39]" office:value-type="float" office:value="57.5617207831535" calcext:value-type="float">
            <text:p>57.562</text:p>
          </table:table-cell>
          <table:table-cell table:formula="of:=ROUND([.D39])" office:value-type="float" office:value="58" calcext:value-type="float">
            <text:p>58</text:p>
          </table:table-cell>
          <table:table-cell table:formula="of:=[.E39]+[.$C$5]" office:value-type="float" office:value="185" calcext:value-type="float">
            <text:p>18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40]*[.$C$15]" office:value-type="float" office:value="0.503998821431517" calcext:value-type="float">
            <text:p>0.504</text:p>
          </table:table-cell>
          <table:table-cell table:formula="of:=SIN([.B40])" office:value-type="float" office:value="0.482930992068624" calcext:value-type="float">
            <text:p>0.483</text:p>
          </table:table-cell>
          <table:table-cell table:formula="of:=[.$C$5]*[.C40]" office:value-type="float" office:value="61.3322359927153" calcext:value-type="float">
            <text:p>61.332</text:p>
          </table:table-cell>
          <table:table-cell table:formula="of:=ROUND([.D40])" office:value-type="float" office:value="61" calcext:value-type="float">
            <text:p>61</text:p>
          </table:table-cell>
          <table:table-cell table:formula="of:=[.E40]+[.$C$5]" office:value-type="float" office:value="188" calcext:value-type="float">
            <text:p>188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A41]*[.$C$15]" office:value-type="float" office:value="0.537598742860285" calcext:value-type="float">
            <text:p>0.538</text:p>
          </table:table-cell>
          <table:table-cell table:formula="of:=SIN([.B41])" office:value-type="float" office:value="0.512074932274892" calcext:value-type="float">
            <text:p>0.512</text:p>
          </table:table-cell>
          <table:table-cell table:formula="of:=[.$C$5]*[.C41]" office:value-type="float" office:value="65.0335163989113" calcext:value-type="float">
            <text:p>65.034</text:p>
          </table:table-cell>
          <table:table-cell table:formula="of:=ROUND([.D41])" office:value-type="float" office:value="65" calcext:value-type="float">
            <text:p>65</text:p>
          </table:table-cell>
          <table:table-cell table:formula="of:=[.E41]+[.$C$5]" office:value-type="float" office:value="192" calcext:value-type="float">
            <text:p>19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A42]*[.$C$15]" office:value-type="float" office:value="0.571198664289053" calcext:value-type="float">
            <text:p>0.571</text:p>
          </table:table-cell>
          <table:table-cell table:formula="of:=SIN([.B42])" office:value-type="float" office:value="0.540640817455598" calcext:value-type="float">
            <text:p>0.541</text:p>
          </table:table-cell>
          <table:table-cell table:formula="of:=[.$C$5]*[.C42]" office:value-type="float" office:value="68.6613838168609" calcext:value-type="float">
            <text:p>68.661</text:p>
          </table:table-cell>
          <table:table-cell table:formula="of:=ROUND([.D42])" office:value-type="float" office:value="69" calcext:value-type="float">
            <text:p>69</text:p>
          </table:table-cell>
          <table:table-cell table:formula="of:=[.E42]+[.$C$5]" office:value-type="float" office:value="196" calcext:value-type="float">
            <text:p>196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43]*[.$C$15]" office:value-type="float" office:value="0.604798585717821" calcext:value-type="float">
            <text:p>0.605</text:p>
          </table:table-cell>
          <table:table-cell table:formula="of:=SIN([.B43])" office:value-type="float" office:value="0.568596401053747" calcext:value-type="float">
            <text:p>0.569</text:p>
          </table:table-cell>
          <table:table-cell table:formula="of:=[.$C$5]*[.C43]" office:value-type="float" office:value="72.2117429338258" calcext:value-type="float">
            <text:p>72.212</text:p>
          </table:table-cell>
          <table:table-cell table:formula="of:=ROUND([.D43])" office:value-type="float" office:value="72" calcext:value-type="float">
            <text:p>72</text:p>
          </table:table-cell>
          <table:table-cell table:formula="of:=[.E43]+[.$C$5]" office:value-type="float" office:value="199" calcext:value-type="float">
            <text:p>199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A44]*[.$C$15]" office:value-type="float" office:value="0.638398507146589" calcext:value-type="float">
            <text:p>0.638</text:p>
          </table:table-cell>
          <table:table-cell table:formula="of:=SIN([.B44])" office:value-type="float" office:value="0.59591012545038" calcext:value-type="float">
            <text:p>0.596</text:p>
          </table:table-cell>
          <table:table-cell table:formula="of:=[.$C$5]*[.C44]" office:value-type="float" office:value="75.6805859321983" calcext:value-type="float">
            <text:p>75.681</text:p>
          </table:table-cell>
          <table:table-cell table:formula="of:=ROUND([.D44])" office:value-type="float" office:value="76" calcext:value-type="float">
            <text:p>76</text:p>
          </table:table-cell>
          <table:table-cell table:formula="of:=[.E44]+[.$C$5]" office:value-type="float" office:value="203" calcext:value-type="float">
            <text:p>20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45]*[.$C$15]" office:value-type="float" office:value="0.671998428575357" calcext:value-type="float">
            <text:p>0.672</text:p>
          </table:table-cell>
          <table:table-cell table:formula="of:=SIN([.B45])" office:value-type="float" office:value="0.622551157588343" calcext:value-type="float">
            <text:p>0.623</text:p>
          </table:table-cell>
          <table:table-cell table:formula="of:=[.$C$5]*[.C45]" office:value-type="float" office:value="79.0639970137196" calcext:value-type="float">
            <text:p>79.064</text:p>
          </table:table-cell>
          <table:table-cell table:formula="of:=ROUND([.D45])" office:value-type="float" office:value="79" calcext:value-type="float">
            <text:p>79</text:p>
          </table:table-cell>
          <table:table-cell table:formula="of:=[.E45]+[.$C$5]" office:value-type="float" office:value="206" calcext:value-type="float">
            <text:p>206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A46]*[.$C$15]" office:value-type="float" office:value="0.705598350004125" calcext:value-type="float">
            <text:p>0.706</text:p>
          </table:table-cell>
          <table:table-cell table:formula="of:=SIN([.B46])" office:value-type="float" office:value="0.648489423778137" calcext:value-type="float">
            <text:p>0.648</text:p>
          </table:table-cell>
          <table:table-cell table:formula="of:=[.$C$5]*[.C46]" office:value-type="float" office:value="82.3581568198234" calcext:value-type="float">
            <text:p>82.358</text:p>
          </table:table-cell>
          <table:table-cell table:formula="of:=ROUND([.D46])" office:value-type="float" office:value="82" calcext:value-type="float">
            <text:p>82</text:p>
          </table:table-cell>
          <table:table-cell table:formula="of:=[.E46]+[.$C$5]" office:value-type="float" office:value="209" calcext:value-type="float">
            <text:p>209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A47]*[.$C$15]" office:value-type="float" office:value="0.739198271432892" calcext:value-type="float">
            <text:p>0.739</text:p>
          </table:table-cell>
          <table:table-cell table:formula="of:=SIN([.B47])" office:value-type="float" office:value="0.673695643646557" calcext:value-type="float">
            <text:p>0.674</text:p>
          </table:table-cell>
          <table:table-cell table:formula="of:=[.$C$5]*[.C47]" office:value-type="float" office:value="85.5593467431128" calcext:value-type="float">
            <text:p>85.559</text:p>
          </table:table-cell>
          <table:table-cell table:formula="of:=ROUND([.D47])" office:value-type="float" office:value="86" calcext:value-type="float">
            <text:p>86</text:p>
          </table:table-cell>
          <table:table-cell table:formula="of:=[.E47]+[.$C$5]" office:value-type="float" office:value="213" calcext:value-type="float">
            <text:p>213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A48]*[.$C$15]" office:value-type="float" office:value="0.77279819286166" calcext:value-type="float">
            <text:p>0.773</text:p>
          </table:table-cell>
          <table:table-cell table:formula="of:=SIN([.B48])" office:value-type="float" office:value="0.698141363189801" calcext:value-type="float">
            <text:p>0.698</text:p>
          </table:table-cell>
          <table:table-cell table:formula="of:=[.$C$5]*[.C48]" office:value-type="float" office:value="88.6639531251047" calcext:value-type="float">
            <text:p>88.664</text:p>
          </table:table-cell>
          <table:table-cell table:formula="of:=ROUND([.D48])" office:value-type="float" office:value="89" calcext:value-type="float">
            <text:p>89</text:p>
          </table:table-cell>
          <table:table-cell table:formula="of:=[.E48]+[.$C$5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A49]*[.$C$15]" office:value-type="float" office:value="0.806398114290428" calcext:value-type="float">
            <text:p>0.806</text:p>
          </table:table-cell>
          <table:table-cell table:formula="of:=SIN([.B49])" office:value-type="float" office:value="0.721798986893726" calcext:value-type="float">
            <text:p>0.722</text:p>
          </table:table-cell>
          <table:table-cell table:formula="of:=[.$C$5]*[.C49]" office:value-type="float" office:value="91.6684713355032" calcext:value-type="float">
            <text:p>91.668</text:p>
          </table:table-cell>
          <table:table-cell table:formula="of:=ROUND([.D49])" office:value-type="float" office:value="92" calcext:value-type="float">
            <text:p>92</text:p>
          </table:table-cell>
          <table:table-cell table:formula="of:=[.E49]+[.$C$5]" office:value-type="float" office:value="219" calcext:value-type="float">
            <text:p>219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A50]*[.$C$15]" office:value-type="float" office:value="0.839998035719196" calcext:value-type="float">
            <text:p>0.840</text:p>
          </table:table-cell>
          <table:table-cell table:formula="of:=SIN([.B50])" office:value-type="float" office:value="0.744641808885006" calcext:value-type="float">
            <text:p>0.745</text:p>
          </table:table-cell>
          <table:table-cell table:formula="of:=[.$C$5]*[.C50]" office:value-type="float" office:value="94.5695097283958" calcext:value-type="float">
            <text:p>94.570</text:p>
          </table:table-cell>
          <table:table-cell table:formula="of:=ROUND([.D50])" office:value-type="float" office:value="95" calcext:value-type="float">
            <text:p>95</text:p>
          </table:table-cell>
          <table:table-cell table:formula="of:=[.E50]+[.$C$5]" office:value-type="float" office:value="222" calcext:value-type="float">
            <text:p>222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A51]*[.$C$15]" office:value-type="float" office:value="0.873597957147964" calcext:value-type="float">
            <text:p>0.874</text:p>
          </table:table-cell>
          <table:table-cell table:formula="of:=SIN([.B51])" office:value-type="float" office:value="0.766644043078017" calcext:value-type="float">
            <text:p>0.767</text:p>
          </table:table-cell>
          <table:table-cell table:formula="of:=[.$C$5]*[.C51]" office:value-type="float" office:value="97.3637934709081" calcext:value-type="float">
            <text:p>97.364</text:p>
          </table:table-cell>
          <table:table-cell table:formula="of:=ROUND([.D51])" office:value-type="float" office:value="97" calcext:value-type="float">
            <text:p>97</text:p>
          </table:table-cell>
          <table:table-cell table:formula="of:=[.E51]+[.$C$5]"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A52]*[.$C$15]" office:value-type="float" office:value="0.907197878576732" calcext:value-type="float">
            <text:p>0.907</text:p>
          </table:table-cell>
          <table:table-cell table:formula="of:=SIN([.B52])" office:value-type="float" office:value="0.787780852283417" calcext:value-type="float">
            <text:p>0.788</text:p>
          </table:table-cell>
          <table:table-cell table:formula="of:=[.$C$5]*[.C52]" office:value-type="float" office:value="100.048168239994" calcext:value-type="float">
            <text:p>100.048</text:p>
          </table:table-cell>
          <table:table-cell table:formula="of:=ROUND([.D52])" office:value-type="float" office:value="100" calcext:value-type="float">
            <text:p>100</text:p>
          </table:table-cell>
          <table:table-cell table:formula="of:=[.E52]+[.$C$5]" office:value-type="float" office:value="227" calcext:value-type="float">
            <text:p>227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A53]*[.$C$15]" office:value-type="float" office:value="0.940797800005499" calcext:value-type="float">
            <text:p>0.941</text:p>
          </table:table-cell>
          <table:table-cell table:formula="of:=SIN([.B53])" office:value-type="float" office:value="0.808028376245579" calcext:value-type="float">
            <text:p>0.808</text:p>
          </table:table-cell>
          <table:table-cell table:formula="of:=[.$C$5]*[.C53]" office:value-type="float" office:value="102.619603783189" calcext:value-type="float">
            <text:p>102.620</text:p>
          </table:table-cell>
          <table:table-cell table:formula="of:=ROUND([.D53])" office:value-type="float" office:value="103" calcext:value-type="float">
            <text:p>103</text:p>
          </table:table-cell>
          <table:table-cell table:formula="of:=[.E53]+[.$C$5]" office:value-type="float" office:value="230" calcext:value-type="float">
            <text:p>230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A54]*[.$C$15]" office:value-type="float" office:value="0.974397721434267" calcext:value-type="float">
            <text:p>0.974</text:p>
          </table:table-cell>
          <table:table-cell table:formula="of:=SIN([.B54])" office:value-type="float" office:value="0.827363758577196" calcext:value-type="float">
            <text:p>0.827</text:p>
          </table:table-cell>
          <table:table-cell table:formula="of:=[.$C$5]*[.C54]" office:value-type="float" office:value="105.075197339304" calcext:value-type="float">
            <text:p>105.075</text:p>
          </table:table-cell>
          <table:table-cell table:formula="of:=ROUND([.D54])" office:value-type="float" office:value="105" calcext:value-type="float">
            <text:p>105</text:p>
          </table:table-cell>
          <table:table-cell table:formula="of:=[.E54]+[.$C$5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55]*[.$C$15]" office:value-type="float" office:value="1.00799764286304" calcext:value-type="float">
            <text:p>1.008</text:p>
          </table:table-cell>
          <table:table-cell table:formula="of:=SIN([.B55])" office:value-type="float" office:value="0.845765172560686" calcext:value-type="float">
            <text:p>0.846</text:p>
          </table:table-cell>
          <table:table-cell table:formula="of:=[.$C$5]*[.C55]" office:value-type="float" office:value="107.412176915207" calcext:value-type="float">
            <text:p>107.412</text:p>
          </table:table-cell>
          <table:table-cell table:formula="of:=ROUND([.D55])" office:value-type="float" office:value="107" calcext:value-type="float">
            <text:p>107</text:p>
          </table:table-cell>
          <table:table-cell table:formula="of:=[.E55]+[.$C$5]" office:value-type="float" office:value="234" calcext:value-type="float">
            <text:p>234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A56]*[.$C$15]" office:value-type="float" office:value="1.0415975642918" calcext:value-type="float">
            <text:p>1.042</text:p>
          </table:table-cell>
          <table:table-cell table:formula="of:=SIN([.B56])" office:value-type="float" office:value="0.863211845787246" calcext:value-type="float">
            <text:p>0.863</text:p>
          </table:table-cell>
          <table:table-cell table:formula="of:=[.$C$5]*[.C56]" office:value-type="float" office:value="109.62790441498" calcext:value-type="float">
            <text:p>109.628</text:p>
          </table:table-cell>
          <table:table-cell table:formula="of:=ROUND([.D56])" office:value-type="float" office:value="110" calcext:value-type="float">
            <text:p>110</text:p>
          </table:table-cell>
          <table:table-cell table:formula="of:=[.E56]+[.$C$5]" office:value-type="float" office:value="237" calcext:value-type="float">
            <text:p>237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A57]*[.$C$15]" office:value-type="float" office:value="1.07519748572057" calcext:value-type="float">
            <text:p>1.075</text:p>
          </table:table-cell>
          <table:table-cell table:formula="of:=SIN([.B57])" office:value-type="float" office:value="0.879684083605758" calcext:value-type="float">
            <text:p>0.880</text:p>
          </table:table-cell>
          <table:table-cell table:formula="of:=[.$C$5]*[.C57]" office:value-type="float" office:value="111.719878617931" calcext:value-type="float">
            <text:p>111.720</text:p>
          </table:table-cell>
          <table:table-cell table:formula="of:=ROUND([.D57])" office:value-type="float" office:value="112" calcext:value-type="float">
            <text:p>112</text:p>
          </table:table-cell>
          <table:table-cell table:formula="of:=[.E57]+[.$C$5]" office:value-type="float" office:value="239" calcext:value-type="float">
            <text:p>239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A58]*[.$C$15]" office:value-type="float" office:value="1.10879740714934" calcext:value-type="float">
            <text:p>1.109</text:p>
          </table:table-cell>
          <table:table-cell table:formula="of:=SIN([.B58])" office:value-type="float" office:value="0.895163291355062" calcext:value-type="float">
            <text:p>0.895</text:p>
          </table:table-cell>
          <table:table-cell table:formula="of:=[.$C$5]*[.C58]" office:value-type="float" office:value="113.685738002093" calcext:value-type="float">
            <text:p>113.686</text:p>
          </table:table-cell>
          <table:table-cell table:formula="of:=ROUND([.D58])" office:value-type="float" office:value="114" calcext:value-type="float">
            <text:p>114</text:p>
          </table:table-cell>
          <table:table-cell table:formula="of:=[.E58]+[.$C$5]" office:value-type="float" office:value="241" calcext:value-type="float">
            <text:p>241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A59]*[.$C$15]" office:value-type="float" office:value="1.14239732857811" calcext:value-type="float">
            <text:p>1.142</text:p>
          </table:table-cell>
          <table:table-cell table:formula="of:=SIN([.B59])" office:value-type="float" office:value="0.909631995354518" calcext:value-type="float">
            <text:p>0.910</text:p>
          </table:table-cell>
          <table:table-cell table:formula="of:=[.$C$5]*[.C59]" office:value-type="float" office:value="115.523263410024" calcext:value-type="float">
            <text:p>115.523</text:p>
          </table:table-cell>
          <table:table-cell table:formula="of:=ROUND([.D59])" office:value-type="float" office:value="116" calcext:value-type="float">
            <text:p>116</text:p>
          </table:table-cell>
          <table:table-cell table:formula="of:=[.E59]+[.$C$5]" office:value-type="float" office:value="243" calcext:value-type="float">
            <text:p>24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A60]*[.$C$15]" office:value-type="float" office:value="1.17599725000687" calcext:value-type="float">
            <text:p>1.176</text:p>
          </table:table-cell>
          <table:table-cell table:formula="of:=SIN([.B60])" office:value-type="float" office:value="0.923073862629139" calcext:value-type="float">
            <text:p>0.923</text:p>
          </table:table-cell>
          <table:table-cell table:formula="of:=[.$C$5]*[.C60]" office:value-type="float" office:value="117.230380553901" calcext:value-type="float">
            <text:p>117.230</text:p>
          </table:table-cell>
          <table:table-cell table:formula="of:=ROUND([.D60])" office:value-type="float" office:value="117" calcext:value-type="float">
            <text:p>117</text:p>
          </table:table-cell>
          <table:table-cell table:formula="of:=[.E60]+[.$C$5]" office:value-type="float" office:value="244" calcext:value-type="float">
            <text:p>244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A61]*[.$C$15]" office:value-type="float" office:value="1.20959717143564" calcext:value-type="float">
            <text:p>1.210</text:p>
          </table:table-cell>
          <table:table-cell table:formula="of:=SIN([.B61])" office:value-type="float" office:value="0.935473719347046" calcext:value-type="float">
            <text:p>0.935</text:p>
          </table:table-cell>
          <table:table-cell table:formula="of:=[.$C$5]*[.C61]" office:value-type="float" office:value="118.805162357075" calcext:value-type="float">
            <text:p>118.805</text:p>
          </table:table-cell>
          <table:table-cell table:formula="of:=ROUND([.D61])" office:value-type="float" office:value="119" calcext:value-type="float">
            <text:p>119</text:p>
          </table:table-cell>
          <table:table-cell table:formula="of:=[.E61]+[.$C$5]" office:value-type="float" office:value="246" calcext:value-type="float">
            <text:p>246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A62]*[.$C$15]" office:value-type="float" office:value="1.24319709286441" calcext:value-type="float">
            <text:p>1.243</text:p>
          </table:table-cell>
          <table:table-cell table:formula="of:=SIN([.B62])" office:value-type="float" office:value="0.94681756794843" calcext:value-type="float">
            <text:p>0.947</text:p>
          </table:table-cell>
          <table:table-cell table:formula="of:=[.$C$5]*[.C62]" office:value-type="float" office:value="120.245831129451" calcext:value-type="float">
            <text:p>120.246</text:p>
          </table:table-cell>
          <table:table-cell table:formula="of:=ROUND([.D62])" office:value-type="float" office:value="120" calcext:value-type="float">
            <text:p>120</text:p>
          </table:table-cell>
          <table:table-cell table:formula="of:=[.E62]+[.$C$5]" office:value-type="float" office:value="247" calcext:value-type="float">
            <text:p>247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A63]*[.$C$15]" office:value-type="float" office:value="1.27679701429318" calcext:value-type="float">
            <text:p>1.277</text:p>
          </table:table-cell>
          <table:table-cell table:formula="of:=SIN([.B63])" office:value-type="float" office:value="0.957092602946671" calcext:value-type="float">
            <text:p>0.957</text:p>
          </table:table-cell>
          <table:table-cell table:formula="of:=[.$C$5]*[.C63]" office:value-type="float" office:value="121.550760574227" calcext:value-type="float">
            <text:p>121.551</text:p>
          </table:table-cell>
          <table:table-cell table:formula="of:=ROUND([.D63])" office:value-type="float" office:value="122" calcext:value-type="float">
            <text:p>122</text:p>
          </table:table-cell>
          <table:table-cell table:formula="of:=[.E63]+[.$C$5]" office:value-type="float" office:value="249" calcext:value-type="float">
            <text:p>249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A64]*[.$C$15]" office:value-type="float" office:value="1.31039693572195" calcext:value-type="float">
            <text:p>1.310</text:p>
          </table:table-cell>
          <table:table-cell table:formula="of:=SIN([.B64])" office:value-type="float" office:value="0.966287225383796" calcext:value-type="float">
            <text:p>0.966</text:p>
          </table:table-cell>
          <table:table-cell table:formula="of:=[.$C$5]*[.C64]" office:value-type="float" office:value="122.718477623742" calcext:value-type="float">
            <text:p>122.718</text:p>
          </table:table-cell>
          <table:table-cell table:formula="of:=ROUND([.D64])" office:value-type="float" office:value="123" calcext:value-type="float">
            <text:p>123</text:p>
          </table:table-cell>
          <table:table-cell table:formula="of:=[.E64]+[.$C$5]"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A65]*[.$C$15]" office:value-type="float" office:value="1.34399685715071" calcext:value-type="float">
            <text:p>1.344</text:p>
          </table:table-cell>
          <table:table-cell table:formula="of:=SIN([.B65])" office:value-type="float" office:value="0.974391055923944" calcext:value-type="float">
            <text:p>0.974</text:p>
          </table:table-cell>
          <table:table-cell table:formula="of:=[.$C$5]*[.C65]" office:value-type="float" office:value="123.747664102341" calcext:value-type="float">
            <text:p>123.748</text:p>
          </table:table-cell>
          <table:table-cell table:formula="of:=ROUND([.D65])" office:value-type="float" office:value="124" calcext:value-type="float">
            <text:p>124</text:p>
          </table:table-cell>
          <table:table-cell table:formula="of:=[.E65]+[.$C$5]" office:value-type="float" office:value="251" calcext:value-type="float">
            <text:p>251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A66]*[.$C$15]" office:value-type="float" office:value="1.37759677857948" calcext:value-type="float">
            <text:p>1.378</text:p>
          </table:table-cell>
          <table:table-cell table:formula="of:=SIN([.B66])" office:value-type="float" office:value="0.981394946570065" calcext:value-type="float">
            <text:p>0.981</text:p>
          </table:table-cell>
          <table:table-cell table:formula="of:=[.$C$5]*[.C66]" office:value-type="float" office:value="124.637158214398" calcext:value-type="float">
            <text:p>124.637</text:p>
          </table:table-cell>
          <table:table-cell table:formula="of:=ROUND([.D66])" office:value-type="float" office:value="125" calcext:value-type="float">
            <text:p>125</text:p>
          </table:table-cell>
          <table:table-cell table:formula="of:=[.E66]+[.$C$5]" office:value-type="float" office:value="252" calcext:value-type="float">
            <text:p>252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A67]*[.$C$15]" office:value-type="float" office:value="1.41119670000825" calcext:value-type="float">
            <text:p>1.411</text:p>
          </table:table-cell>
          <table:table-cell table:formula="of:=SIN([.B67])" office:value-type="float" office:value="0.987290990990621" calcext:value-type="float">
            <text:p>0.987</text:p>
          </table:table-cell>
          <table:table-cell table:formula="of:=[.$C$5]*[.C67]" office:value-type="float" office:value="125.385955855809" calcext:value-type="float">
            <text:p>125.386</text:p>
          </table:table-cell>
          <table:table-cell table:formula="of:=ROUND([.D67])" office:value-type="float" office:value="125" calcext:value-type="float">
            <text:p>125</text:p>
          </table:table-cell>
          <table:table-cell table:formula="of:=[.E67]+[.$C$5]" office:value-type="float" office:value="252" calcext:value-type="float">
            <text:p>252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A68]*[.$C$15]" office:value-type="float" office:value="1.44479662143702" calcext:value-type="float">
            <text:p>1.445</text:p>
          </table:table-cell>
          <table:table-cell table:formula="of:=SIN([.B68])" office:value-type="float" office:value="0.99207253344464" calcext:value-type="float">
            <text:p>0.992</text:p>
          </table:table-cell>
          <table:table-cell table:formula="of:=[.$C$5]*[.C68]" office:value-type="float" office:value="125.993211747469" calcext:value-type="float">
            <text:p>125.993</text:p>
          </table:table-cell>
          <table:table-cell table:formula="of:=ROUND([.D68])" office:value-type="float" office:value="126" calcext:value-type="float">
            <text:p>126</text:p>
          </table:table-cell>
          <table:table-cell table:formula="of:=[.E68]+[.$C$5]" office:value-type="float" office:value="253" calcext:value-type="float">
            <text:p>253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A69]*[.$C$15]" office:value-type="float" office:value="1.47839654286578" calcext:value-type="float">
            <text:p>1.478</text:p>
          </table:table-cell>
          <table:table-cell table:formula="of:=SIN([.B69])" office:value-type="float" office:value="0.995734176295034" calcext:value-type="float">
            <text:p>0.996</text:p>
          </table:table-cell>
          <table:table-cell table:formula="of:=[.$C$5]*[.C69]" office:value-type="float" office:value="126.458240389469" calcext:value-type="float">
            <text:p>126.458</text:p>
          </table:table-cell>
          <table:table-cell table:formula="of:=ROUND([.D69])" office:value-type="float" office:value="126" calcext:value-type="float">
            <text:p>126</text:p>
          </table:table-cell>
          <table:table-cell table:formula="of:=[.E69]+[.$C$5]" office:value-type="float" office:value="253" calcext:value-type="float">
            <text:p>253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A70]*[.$C$15]" office:value-type="float" office:value="1.51199646429455" calcext:value-type="float">
            <text:p>1.512</text:p>
          </table:table-cell>
          <table:table-cell table:formula="of:=SIN([.B70])" office:value-type="float" office:value="0.99827178610172" calcext:value-type="float">
            <text:p>0.998</text:p>
          </table:table-cell>
          <table:table-cell table:formula="of:=[.$C$5]*[.C70]" office:value-type="float" office:value="126.780516834918" calcext:value-type="float">
            <text:p>126.781</text:p>
          </table:table-cell>
          <table:table-cell table:formula="of:=ROUND([.D70])" office:value-type="float" office:value="127" calcext:value-type="float">
            <text:p>127</text:p>
          </table:table-cell>
          <table:table-cell table:formula="of:=[.E70]+[.$C$5]" office:value-type="float" office:value="254" calcext:value-type="float">
            <text:p>254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A71]*[.$C$15]" office:value-type="float" office:value="1.54559638572332" calcext:value-type="float">
            <text:p>1.546</text:p>
          </table:table-cell>
          <table:table-cell table:formula="of:=SIN([.B71])" office:value-type="float" office:value="0.99968249828764" calcext:value-type="float">
            <text:p>1.000</text:p>
          </table:table-cell>
          <table:table-cell table:formula="of:=[.$C$5]*[.C71]" office:value-type="float" office:value="126.95967728253" calcext:value-type="float">
            <text:p>126.960</text:p>
          </table:table-cell>
          <table:table-cell table:formula="of:=ROUND([.D71])" office:value-type="float" office:value="127" calcext:value-type="float">
            <text:p>127</text:p>
          </table:table-cell>
          <table:table-cell table:formula="of:=[.E71]+[.$C$5]" office:value-type="float" office:value="254" calcext:value-type="float">
            <text:p>254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A72]*[.$C$15]" office:value-type="float" office:value="1.57919630715209" calcext:value-type="float">
            <text:p>1.579</text:p>
          </table:table-cell>
          <table:table-cell table:formula="of:=SIN([.B72])" office:value-type="float" office:value="0.999964720372443" calcext:value-type="float">
            <text:p>1.000</text:p>
          </table:table-cell>
          <table:table-cell table:formula="of:=[.$C$5]*[.C72]" office:value-type="float" office:value="126.9955194873" calcext:value-type="float">
            <text:p>126.996</text:p>
          </table:table-cell>
          <table:table-cell table:formula="of:=ROUND([.D72])" office:value-type="float" office:value="127" calcext:value-type="float">
            <text:p>127</text:p>
          </table:table-cell>
          <table:table-cell table:formula="of:=[.E72]+[.$C$5]" office:value-type="float" office:value="254" calcext:value-type="float">
            <text:p>254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A73]*[.$C$15]" office:value-type="float" office:value="1.61279622858086" calcext:value-type="float">
            <text:p>1.613</text:p>
          </table:table-cell>
          <table:table-cell table:formula="of:=SIN([.B73])" office:value-type="float" office:value="0.999118133770149" calcext:value-type="float">
            <text:p>0.999</text:p>
          </table:table-cell>
          <table:table-cell table:formula="of:=[.$C$5]*[.C73]" office:value-type="float" office:value="126.888002988809" calcext:value-type="float">
            <text:p>126.888</text:p>
          </table:table-cell>
          <table:table-cell table:formula="of:=ROUND([.D73])" office:value-type="float" office:value="127" calcext:value-type="float">
            <text:p>127</text:p>
          </table:table-cell>
          <table:table-cell table:formula="of:=[.E73]+[.$C$5]" office:value-type="float" office:value="254" calcext:value-type="float">
            <text:p>254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A74]*[.$C$15]" office:value-type="float" office:value="1.64639615000962" calcext:value-type="float">
            <text:p>1.646</text:p>
          </table:table-cell>
          <table:table-cell table:formula="of:=SIN([.B74])" office:value-type="float" office:value="0.997143694148783" calcext:value-type="float">
            <text:p>0.997</text:p>
          </table:table-cell>
          <table:table-cell table:formula="of:=[.$C$5]*[.C74]" office:value-type="float" office:value="126.637249156895" calcext:value-type="float">
            <text:p>126.637</text:p>
          </table:table-cell>
          <table:table-cell table:formula="of:=ROUND([.D74])" office:value-type="float" office:value="127" calcext:value-type="float">
            <text:p>127</text:p>
          </table:table-cell>
          <table:table-cell table:formula="of:=[.E74]+[.$C$5]" office:value-type="float" office:value="254" calcext:value-type="float">
            <text:p>254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A75]*[.$C$15]" office:value-type="float" office:value="1.67999607143839" calcext:value-type="float">
            <text:p>1.680</text:p>
          </table:table-cell>
          <table:table-cell table:formula="of:=SIN([.B75])" office:value-type="float" office:value="0.994043630351576" calcext:value-type="float">
            <text:p>0.994</text:p>
          </table:table-cell>
          <table:table-cell table:formula="of:=[.$C$5]*[.C75]" office:value-type="float" office:value="126.24354105465" calcext:value-type="float">
            <text:p>126.244</text:p>
          </table:table-cell>
          <table:table-cell table:formula="of:=ROUND([.D75])" office:value-type="float" office:value="126" calcext:value-type="float">
            <text:p>126</text:p>
          </table:table-cell>
          <table:table-cell table:formula="of:=[.E75]+[.$C$5]" office:value-type="float" office:value="253" calcext:value-type="float">
            <text:p>253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A76]*[.$C$15]" office:value-type="float" office:value="1.71359599286716" calcext:value-type="float">
            <text:p>1.714</text:p>
          </table:table-cell>
          <table:table-cell table:formula="of:=SIN([.B76])" office:value-type="float" office:value="0.989821441880933" calcext:value-type="float">
            <text:p>0.990</text:p>
          </table:table-cell>
          <table:table-cell table:formula="of:=[.$C$5]*[.C76]" office:value-type="float" office:value="125.707323118878" calcext:value-type="float">
            <text:p>125.707</text:p>
          </table:table-cell>
          <table:table-cell table:formula="of:=ROUND([.D76])" office:value-type="float" office:value="126" calcext:value-type="float">
            <text:p>126</text:p>
          </table:table-cell>
          <table:table-cell table:formula="of:=[.E76]+[.$C$5]" office:value-type="float" office:value="253" calcext:value-type="float">
            <text:p>253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A77]*[.$C$15]" office:value-type="float" office:value="1.74719591429593" calcext:value-type="float">
            <text:p>1.747</text:p>
          </table:table-cell>
          <table:table-cell table:formula="of:=SIN([.B77])" office:value-type="float" office:value="0.984481894948028" calcext:value-type="float">
            <text:p>0.984</text:p>
          </table:table-cell>
          <table:table-cell table:formula="of:=[.$C$5]*[.C77]" office:value-type="float" office:value="125.0292006584" calcext:value-type="float">
            <text:p>125.029</text:p>
          </table:table-cell>
          <table:table-cell table:formula="of:=ROUND([.D77])" office:value-type="float" office:value="125" calcext:value-type="float">
            <text:p>125</text:p>
          </table:table-cell>
          <table:table-cell table:formula="of:=[.E77]+[.$C$5]" office:value-type="float" office:value="252" calcext:value-type="float">
            <text:p>252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A78]*[.$C$15]" office:value-type="float" office:value="1.7807958357247" calcext:value-type="float">
            <text:p>1.781</text:p>
          </table:table-cell>
          <table:table-cell table:formula="of:=SIN([.B78])" office:value-type="float" office:value="0.978031017092475" calcext:value-type="float">
            <text:p>0.978</text:p>
          </table:table-cell>
          <table:table-cell table:formula="of:=[.$C$5]*[.C78]" office:value-type="float" office:value="124.209939170744" calcext:value-type="float">
            <text:p>124.210</text:p>
          </table:table-cell>
          <table:table-cell table:formula="of:=ROUND([.D78])" office:value-type="float" office:value="124" calcext:value-type="float">
            <text:p>124</text:p>
          </table:table-cell>
          <table:table-cell table:formula="of:=[.E78]+[.$C$5]" office:value-type="float" office:value="251" calcext:value-type="float">
            <text:p>251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A79]*[.$C$15]" office:value-type="float" office:value="1.81439575715346" calcext:value-type="float">
            <text:p>1.814</text:p>
          </table:table-cell>
          <table:table-cell table:formula="of:=SIN([.B79])" office:value-type="float" office:value="0.970476090378144" calcext:value-type="float">
            <text:p>0.970</text:p>
          </table:table-cell>
          <table:table-cell table:formula="of:=[.$C$5]*[.C79]" office:value-type="float" office:value="123.250463478024" calcext:value-type="float">
            <text:p>123.250</text:p>
          </table:table-cell>
          <table:table-cell table:formula="of:=ROUND([.D79])" office:value-type="float" office:value="123" calcext:value-type="float">
            <text:p>123</text:p>
          </table:table-cell>
          <table:table-cell table:formula="of:=[.E79]+[.$C$5]"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A80]*[.$C$15]" office:value-type="float" office:value="1.84799567858223" calcext:value-type="float">
            <text:p>1.848</text:p>
          </table:table-cell>
          <table:table-cell table:formula="of:=SIN([.B80])" office:value-type="float" office:value="0.961825643172819" calcext:value-type="float">
            <text:p>0.962</text:p>
          </table:table-cell>
          <table:table-cell table:formula="of:=[.$C$5]*[.C80]" office:value-type="float" office:value="122.151856682948" calcext:value-type="float">
            <text:p>122.152</text:p>
          </table:table-cell>
          <table:table-cell table:formula="of:=ROUND([.D80])" office:value-type="float" office:value="122" calcext:value-type="float">
            <text:p>122</text:p>
          </table:table-cell>
          <table:table-cell table:formula="of:=[.E80]+[.$C$5]" office:value-type="float" office:value="249" calcext:value-type="float">
            <text:p>249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A81]*[.$C$15]" office:value-type="float" office:value="1.881595600011" calcext:value-type="float">
            <text:p>1.882</text:p>
          </table:table-cell>
          <table:table-cell table:formula="of:=SIN([.B81])" office:value-type="float" office:value="0.952089440520959" calcext:value-type="float">
            <text:p>0.952</text:p>
          </table:table-cell>
          <table:table-cell table:formula="of:=[.$C$5]*[.C81]" office:value-type="float" office:value="120.915358946162" calcext:value-type="float">
            <text:p>120.915</text:p>
          </table:table-cell>
          <table:table-cell table:formula="of:=ROUND([.D81])" office:value-type="float" office:value="121" calcext:value-type="float">
            <text:p>121</text:p>
          </table:table-cell>
          <table:table-cell table:formula="of:=[.E81]+[.$C$5]" office:value-type="float" office:value="248" calcext:value-type="float">
            <text:p>248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A82]*[.$C$15]" office:value-type="float" office:value="1.91519552143977" calcext:value-type="float">
            <text:p>1.915</text:p>
          </table:table-cell>
          <table:table-cell table:formula="of:=SIN([.B82])" office:value-type="float" office:value="0.941278473120445" calcext:value-type="float">
            <text:p>0.941</text:p>
          </table:table-cell>
          <table:table-cell table:formula="of:=[.$C$5]*[.C82]" office:value-type="float" office:value="119.542366086297" calcext:value-type="float">
            <text:p>119.542</text:p>
          </table:table-cell>
          <table:table-cell table:formula="of:=ROUND([.D82])" office:value-type="float" office:value="120" calcext:value-type="float">
            <text:p>120</text:p>
          </table:table-cell>
          <table:table-cell table:formula="of:=[.E82]+[.$C$5]" office:value-type="float" office:value="247" calcext:value-type="float">
            <text:p>247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A83]*[.$C$15]" office:value-type="float" office:value="1.94879544286853" calcext:value-type="float">
            <text:p>1.949</text:p>
          </table:table-cell>
          <table:table-cell table:formula="of:=SIN([.B83])" office:value-type="float" office:value="0.929404944915745" calcext:value-type="float">
            <text:p>0.929</text:p>
          </table:table-cell>
          <table:table-cell table:formula="of:=[.$C$5]*[.C83]" office:value-type="float" office:value="118.0344280043" calcext:value-type="float">
            <text:p>118.034</text:p>
          </table:table-cell>
          <table:table-cell table:formula="of:=ROUND([.D83])" office:value-type="float" office:value="118" calcext:value-type="float">
            <text:p>118</text:p>
          </table:table-cell>
          <table:table-cell table:formula="of:=[.E83]+[.$C$5]" office:value-type="float" office:value="245" calcext:value-type="float">
            <text:p>245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A84]*[.$C$15]" office:value-type="float" office:value="1.9823953642973" calcext:value-type="float">
            <text:p>1.982</text:p>
          </table:table-cell>
          <table:table-cell table:formula="of:=SIN([.B84])" office:value-type="float" office:value="0.91648225932151" calcext:value-type="float">
            <text:p>0.916</text:p>
          </table:table-cell>
          <table:table-cell table:formula="of:=[.$C$5]*[.C84]" office:value-type="float" office:value="116.393246933832" calcext:value-type="float">
            <text:p>116.393</text:p>
          </table:table-cell>
          <table:table-cell table:formula="of:=ROUND([.D84])" office:value-type="float" office:value="116" calcext:value-type="float">
            <text:p>116</text:p>
          </table:table-cell>
          <table:table-cell table:formula="of:=[.E84]+[.$C$5]" office:value-type="float" office:value="243" calcext:value-type="float">
            <text:p>243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A85]*[.$C$15]" office:value-type="float" office:value="2.01599528572607" calcext:value-type="float">
            <text:p>2.016</text:p>
          </table:table-cell>
          <table:table-cell table:formula="of:=SIN([.B85])" office:value-type="float" office:value="0.902525004092151" calcext:value-type="float">
            <text:p>0.903</text:p>
          </table:table-cell>
          <table:table-cell table:formula="of:=[.$C$5]*[.C85]" office:value-type="float" office:value="114.620675519703" calcext:value-type="float">
            <text:p>114.621</text:p>
          </table:table-cell>
          <table:table-cell table:formula="of:=ROUND([.D85])" office:value-type="float" office:value="115" calcext:value-type="float">
            <text:p>115</text:p>
          </table:table-cell>
          <table:table-cell table:formula="of:=[.E85]+[.$C$5]" office:value-type="float" office:value="242" calcext:value-type="float">
            <text:p>242</text:p>
          </table:table-cell>
          <table:table-cell table:number-columns-repeated="2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A86]*[.$C$15]" office:value-type="float" office:value="2.04959520715484" calcext:value-type="float">
            <text:p>2.050</text:p>
          </table:table-cell>
          <table:table-cell table:formula="of:=SIN([.B86])" office:value-type="float" office:value="0.88754893485447" calcext:value-type="float">
            <text:p>0.888</text:p>
          </table:table-cell>
          <table:table-cell table:formula="of:=[.$C$5]*[.C86]" office:value-type="float" office:value="112.718714726518" calcext:value-type="float">
            <text:p>112.719</text:p>
          </table:table-cell>
          <table:table-cell table:formula="of:=ROUND([.D86])" office:value-type="float" office:value="113" calcext:value-type="float">
            <text:p>113</text:p>
          </table:table-cell>
          <table:table-cell table:formula="of:=[.E86]+[.$C$5]" office:value-type="float" office:value="240" calcext:value-type="float">
            <text:p>240</text:p>
          </table:table-cell>
          <table:table-cell table:number-columns-repeated="2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A87]*[.$C$15]" office:value-type="float" office:value="2.08319512858361" calcext:value-type="float">
            <text:p>2.083</text:p>
          </table:table-cell>
          <table:table-cell table:formula="of:=SIN([.B87])" office:value-type="float" office:value="0.871570957321951" calcext:value-type="float">
            <text:p>0.872</text:p>
          </table:table-cell>
          <table:table-cell table:formula="of:=[.$C$5]*[.C87]" office:value-type="float" office:value="110.689511579888" calcext:value-type="float">
            <text:p>110.690</text:p>
          </table:table-cell>
          <table:table-cell table:formula="of:=ROUND([.D87])" office:value-type="float" office:value="111" calcext:value-type="float">
            <text:p>111</text:p>
          </table:table-cell>
          <table:table-cell table:formula="of:=[.E87]+[.$C$5]" office:value-type="float" office:value="238" calcext:value-type="float">
            <text:p>238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A88]*[.$C$15]" office:value-type="float" office:value="2.11679505001237" calcext:value-type="float">
            <text:p>2.117</text:p>
          </table:table-cell>
          <table:table-cell table:formula="of:=SIN([.B88])" office:value-type="float" office:value="0.854609108210761" calcext:value-type="float">
            <text:p>0.855</text:p>
          </table:table-cell>
          <table:table-cell table:formula="of:=[.$C$5]*[.C88]" office:value-type="float" office:value="108.535356742767" calcext:value-type="float">
            <text:p>108.535</text:p>
          </table:table-cell>
          <table:table-cell table:formula="of:=ROUND([.D88])" office:value-type="float" office:value="109" calcext:value-type="float">
            <text:p>109</text:p>
          </table:table-cell>
          <table:table-cell table:formula="of:=[.E88]+[.$C$5]" office:value-type="float" office:value="236" calcext:value-type="float">
            <text:p>236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A89]*[.$C$15]" office:value-type="float" office:value="2.15039497144114" calcext:value-type="float">
            <text:p>2.150</text:p>
          </table:table-cell>
          <table:table-cell table:formula="of:=SIN([.B89])" office:value-type="float" office:value="0.836682534879039" calcext:value-type="float">
            <text:p>0.837</text:p>
          </table:table-cell>
          <table:table-cell table:formula="of:=[.$C$5]*[.C89]" office:value-type="float" office:value="106.258681929638" calcext:value-type="float">
            <text:p>106.259</text:p>
          </table:table-cell>
          <table:table-cell table:formula="of:=ROUND([.D89])" office:value-type="float" office:value="106" calcext:value-type="float">
            <text:p>106</text:p>
          </table:table-cell>
          <table:table-cell table:formula="of:=[.E89]+[.$C$5]" office:value-type="float" office:value="233" calcext:value-type="float">
            <text:p>233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A90]*[.$C$15]" office:value-type="float" office:value="2.18399489286991" calcext:value-type="float">
            <text:p>2.184</text:p>
          </table:table-cell>
          <table:table-cell table:formula="of:=SIN([.B90])" office:value-type="float" office:value="0.817811473712423" calcext:value-type="float">
            <text:p>0.818</text:p>
          </table:table-cell>
          <table:table-cell table:formula="of:=[.$C$5]*[.C90]" office:value-type="float" office:value="103.862057161478" calcext:value-type="float">
            <text:p>103.862</text:p>
          </table:table-cell>
          <table:table-cell table:formula="of:=ROUND([.D90])" office:value-type="float" office:value="104" calcext:value-type="float">
            <text:p>104</text:p>
          </table:table-cell>
          <table:table-cell table:formula="of:=[.E90]+[.$C$5]" office:value-type="float" office:value="231" calcext:value-type="float">
            <text:p>231</text:p>
          </table:table-cell>
          <table:table-cell table:number-columns-repeated="2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A91]*[.$C$15]" office:value-type="float" office:value="2.21759481429868" calcext:value-type="float">
            <text:p>2.218</text:p>
          </table:table-cell>
          <table:table-cell table:formula="of:=SIN([.B91])" office:value-type="float" office:value="0.79801722728024" calcext:value-type="float">
            <text:p>0.798</text:p>
          </table:table-cell>
          <table:table-cell table:formula="of:=[.$C$5]*[.C91]" office:value-type="float" office:value="101.34818786459" calcext:value-type="float">
            <text:p>101.348</text:p>
          </table:table-cell>
          <table:table-cell table:formula="of:=ROUND([.D91])" office:value-type="float" office:value="101" calcext:value-type="float">
            <text:p>101</text:p>
          </table:table-cell>
          <table:table-cell table:formula="of:=[.E91]+[.$C$5]" office:value-type="float" office:value="228" calcext:value-type="float">
            <text:p>228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A92]*[.$C$15]" office:value-type="float" office:value="2.25119473572744" calcext:value-type="float">
            <text:p>2.251</text:p>
          </table:table-cell>
          <table:table-cell table:formula="of:=SIN([.B92])" office:value-type="float" office:value="0.77732214028813" calcext:value-type="float">
            <text:p>0.777</text:p>
          </table:table-cell>
          <table:table-cell table:formula="of:=[.$C$5]*[.C92]" office:value-type="float" office:value="98.7199118165925" calcext:value-type="float">
            <text:p>98.720</text:p>
          </table:table-cell>
          <table:table-cell table:formula="of:=ROUND([.D92])" office:value-type="float" office:value="99" calcext:value-type="float">
            <text:p>99</text:p>
          </table:table-cell>
          <table:table-cell table:formula="of:=[.E92]+[.$C$5]" office:value-type="float" office:value="226" calcext:value-type="float">
            <text:p>226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A93]*[.$C$15]" office:value-type="float" office:value="2.28479465715621" calcext:value-type="float">
            <text:p>2.285</text:p>
          </table:table-cell>
          <table:table-cell table:formula="of:=SIN([.B93])" office:value-type="float" office:value="0.755749574354258" calcext:value-type="float">
            <text:p>0.756</text:p>
          </table:table-cell>
          <table:table-cell table:formula="of:=[.$C$5]*[.C93]" office:value-type="float" office:value="95.9801959429908" calcext:value-type="float">
            <text:p>95.980</text:p>
          </table:table-cell>
          <table:table-cell table:formula="of:=ROUND([.D93])" office:value-type="float" office:value="96" calcext:value-type="float">
            <text:p>96</text:p>
          </table:table-cell>
          <table:table-cell table:formula="of:=[.E93]+[.$C$5]" office:value-type="float" office:value="223" calcext:value-type="float">
            <text:p>223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.A94]*[.$C$15]" office:value-type="float" office:value="2.31839457858498" calcext:value-type="float">
            <text:p>2.318</text:p>
          </table:table-cell>
          <table:table-cell table:formula="of:=SIN([.B94])" office:value-type="float" office:value="0.733323881637591" calcext:value-type="float">
            <text:p>0.733</text:p>
          </table:table-cell>
          <table:table-cell table:formula="of:=[.$C$5]*[.C94]" office:value-type="float" office:value="93.132132967974" calcext:value-type="float">
            <text:p>93.132</text:p>
          </table:table-cell>
          <table:table-cell table:formula="of:=ROUND([.D94])" office:value-type="float" office:value="93" calcext:value-type="float">
            <text:p>93</text:p>
          </table:table-cell>
          <table:table-cell table:formula="of:=[.E94]+[.$C$5]" office:value-type="float" office:value="220" calcext:value-type="float">
            <text:p>220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A95]*[.$C$15]" office:value-type="float" office:value="2.35199450001375" calcext:value-type="float">
            <text:p>2.352</text:p>
          </table:table-cell>
          <table:table-cell table:formula="of:=SIN([.B95])" office:value-type="float" office:value="0.71007037734799" calcext:value-type="float">
            <text:p>0.710</text:p>
          </table:table-cell>
          <table:table-cell table:formula="of:=[.$C$5]*[.C95]" office:value-type="float" office:value="90.1789379231948" calcext:value-type="float">
            <text:p>90.179</text:p>
          </table:table-cell>
          <table:table-cell table:formula="of:=ROUND([.D95])" office:value-type="float" office:value="90" calcext:value-type="float">
            <text:p>90</text:p>
          </table:table-cell>
          <table:table-cell table:formula="of:=[.E95]+[.$C$5]" office:value-type="float" office:value="217" calcext:value-type="float">
            <text:p>217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A96]*[.$C$15]" office:value-type="float" office:value="2.38559442144252" calcext:value-type="float">
            <text:p>2.386</text:p>
          </table:table-cell>
          <table:table-cell table:formula="of:=SIN([.B96])" office:value-type="float" office:value="0.686015311169183" calcext:value-type="float">
            <text:p>0.686</text:p>
          </table:table-cell>
          <table:table-cell table:formula="of:=[.$C$5]*[.C96]" office:value-type="float" office:value="87.1239445184863" calcext:value-type="float">
            <text:p>87.124</text:p>
          </table:table-cell>
          <table:table-cell table:formula="of:=ROUND([.D96])" office:value-type="float" office:value="87" calcext:value-type="float">
            <text:p>87</text:p>
          </table:table-cell>
          <table:table-cell table:formula="of:=[.E96]+[.$C$5]" office:value-type="float" office:value="214" calcext:value-type="float">
            <text:p>214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A97]*[.$C$15]" office:value-type="float" office:value="2.41919434287128" calcext:value-type="float">
            <text:p>2.419</text:p>
          </table:table-cell>
          <table:table-cell table:formula="of:=SIN([.B97])" office:value-type="float" office:value="0.661185837626843" calcext:value-type="float">
            <text:p>0.661</text:p>
          </table:table-cell>
          <table:table-cell table:formula="of:=[.$C$5]*[.C97]" office:value-type="float" office:value="83.9706013786091" calcext:value-type="float">
            <text:p>83.971</text:p>
          </table:table-cell>
          <table:table-cell table:formula="of:=ROUND([.D97])" office:value-type="float" office:value="84" calcext:value-type="float">
            <text:p>84</text:p>
          </table:table-cell>
          <table:table-cell table:formula="of:=[.E97]+[.$C$5]" office:value-type="float" office:value="211" calcext:value-type="float">
            <text:p>211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.A98]*[.$C$15]" office:value-type="float" office:value="2.45279426430005" calcext:value-type="float">
            <text:p>2.453</text:p>
          </table:table-cell>
          <table:table-cell table:formula="of:=SIN([.B98])" office:value-type="float" office:value="0.635609985435243" calcext:value-type="float">
            <text:p>0.636</text:p>
          </table:table-cell>
          <table:table-cell table:formula="of:=[.$C$5]*[.C98]" office:value-type="float" office:value="80.7224681502759" calcext:value-type="float">
            <text:p>80.722</text:p>
          </table:table-cell>
          <table:table-cell table:formula="of:=ROUND([.D98])" office:value-type="float" office:value="81" calcext:value-type="float">
            <text:p>81</text:p>
          </table:table-cell>
          <table:table-cell table:formula="of:=[.E98]+[.$C$5]" office:value-type="float" office:value="208" calcext:value-type="float">
            <text:p>208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.A99]*[.$C$15]" office:value-type="float" office:value="2.48639418572882" calcext:value-type="float">
            <text:p>2.486</text:p>
          </table:table-cell>
          <table:table-cell table:formula="of:=SIN([.B99])" office:value-type="float" office:value="0.609316625857085" calcext:value-type="float">
            <text:p>0.609</text:p>
          </table:table-cell>
          <table:table-cell table:formula="of:=[.$C$5]*[.C99]" office:value-type="float" office:value="77.3832114838497" calcext:value-type="float">
            <text:p>77.383</text:p>
          </table:table-cell>
          <table:table-cell table:formula="of:=ROUND([.D99])" office:value-type="float" office:value="77" calcext:value-type="float">
            <text:p>77</text:p>
          </table:table-cell>
          <table:table-cell table:formula="of:=[.E99]+[.$C$5]" office:value-type="float" office:value="204" calcext:value-type="float">
            <text:p>204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A100]*[.$C$15]" office:value-type="float" office:value="2.51999410715759" calcext:value-type="float">
            <text:p>2.520</text:p>
          </table:table-cell>
          <table:table-cell table:formula="of:=SIN([.B100])" office:value-type="float" office:value="0.582335440112214" calcext:value-type="float">
            <text:p>0.582</text:p>
          </table:table-cell>
          <table:table-cell table:formula="of:=[.$C$5]*[.C100]" office:value-type="float" office:value="73.9566008942512" calcext:value-type="float">
            <text:p>73.957</text:p>
          </table:table-cell>
          <table:table-cell table:formula="of:=ROUND([.D100])" office:value-type="float" office:value="74" calcext:value-type="float">
            <text:p>74</text:p>
          </table:table-cell>
          <table:table-cell table:formula="of:=[.E100]+[.$C$5]" office:value-type="float" office:value="201" calcext:value-type="float">
            <text:p>201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A101]*[.$C$15]" office:value-type="float" office:value="2.55359402858636" calcext:value-type="float">
            <text:p>2.554</text:p>
          </table:table-cell>
          <table:table-cell table:formula="of:=SIN([.B101])" office:value-type="float" office:value="0.554696885872025" calcext:value-type="float">
            <text:p>0.555</text:p>
          </table:table-cell>
          <table:table-cell table:formula="of:=[.$C$5]*[.C101]" office:value-type="float" office:value="70.4465045057471" calcext:value-type="float">
            <text:p>70.447</text:p>
          </table:table-cell>
          <table:table-cell table:formula="of:=ROUND([.D101])" office:value-type="float" office:value="70" calcext:value-type="float">
            <text:p>70</text:p>
          </table:table-cell>
          <table:table-cell table:formula="of:=[.E101]+[.$C$5]" office:value-type="float" office:value="197" calcext:value-type="float">
            <text:p>197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.A102]*[.$C$15]" office:value-type="float" office:value="2.58719395001512" calcext:value-type="float">
            <text:p>2.587</text:p>
          </table:table-cell>
          <table:table-cell table:formula="of:=SIN([.B102])" office:value-type="float" office:value="0.526432162877356" calcext:value-type="float">
            <text:p>0.526</text:p>
          </table:table-cell>
          <table:table-cell table:formula="of:=[.$C$5]*[.C102]" office:value-type="float" office:value="66.8568846854242" calcext:value-type="float">
            <text:p>66.857</text:p>
          </table:table-cell>
          <table:table-cell table:formula="of:=ROUND([.D102])" office:value-type="float" office:value="67" calcext:value-type="float">
            <text:p>67</text:p>
          </table:table-cell>
          <table:table-cell table:formula="of:=[.E102]+[.$C$5]" office:value-type="float" office:value="194" calcext:value-type="float">
            <text:p>194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.A103]*[.$C$15]" office:value-type="float" office:value="2.62079387144389" calcext:value-type="float">
            <text:p>2.621</text:p>
          </table:table-cell>
          <table:table-cell table:formula="of:=SIN([.B103])" office:value-type="float" office:value="0.497573177718716" calcext:value-type="float">
            <text:p>0.498</text:p>
          </table:table-cell>
          <table:table-cell table:formula="of:=[.$C$5]*[.C103]" office:value-type="float" office:value="63.191793570277" calcext:value-type="float">
            <text:p>63.192</text:p>
          </table:table-cell>
          <table:table-cell table:formula="of:=ROUND([.D103])" office:value-type="float" office:value="63" calcext:value-type="float">
            <text:p>63</text:p>
          </table:table-cell>
          <table:table-cell table:formula="of:=[.E103]+[.$C$5]" office:value-type="float" office:value="190" calcext:value-type="float">
            <text:p>190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.A104]*[.$C$15]" office:value-type="float" office:value="2.65439379287266" calcext:value-type="float">
            <text:p>2.654</text:p>
          </table:table-cell>
          <table:table-cell table:formula="of:=SIN([.B104])" office:value-type="float" office:value="0.468152507818572" calcext:value-type="float">
            <text:p>0.468</text:p>
          </table:table-cell>
          <table:table-cell table:formula="of:=[.$C$5]*[.C104]" office:value-type="float" office:value="59.4553684929586" calcext:value-type="float">
            <text:p>59.455</text:p>
          </table:table-cell>
          <table:table-cell table:formula="of:=ROUND([.D104])" office:value-type="float" office:value="59" calcext:value-type="float">
            <text:p>59</text:p>
          </table:table-cell>
          <table:table-cell table:formula="of:=[.E104]+[.$C$5]" office:value-type="float" office:value="186" calcext:value-type="float">
            <text:p>186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A105]*[.$C$15]" office:value-type="float" office:value="2.68799371430143" calcext:value-type="float">
            <text:p>2.688</text:p>
          </table:table-cell>
          <table:table-cell table:formula="of:=SIN([.B105])" office:value-type="float" office:value="0.438203364656376" calcext:value-type="float">
            <text:p>0.438</text:p>
          </table:table-cell>
          <table:table-cell table:formula="of:=[.$C$5]*[.C105]" office:value-type="float" office:value="55.6518273113597" calcext:value-type="float">
            <text:p>55.652</text:p>
          </table:table-cell>
          <table:table-cell table:formula="of:=ROUND([.D105])" office:value-type="float" office:value="56" calcext:value-type="float">
            <text:p>56</text:p>
          </table:table-cell>
          <table:table-cell table:formula="of:=[.E105]+[.$C$5]" office:value-type="float" office:value="183" calcext:value-type="float">
            <text:p>183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.A106]*[.$C$15]" office:value-type="float" office:value="2.72159363573019" calcext:value-type="float">
            <text:p>2.722</text:p>
          </table:table-cell>
          <table:table-cell table:formula="of:=SIN([.B106])" office:value-type="float" office:value="0.407759556277835" calcext:value-type="float">
            <text:p>0.408</text:p>
          </table:table-cell>
          <table:table-cell table:formula="of:=[.$C$5]*[.C106]" office:value-type="float" office:value="51.785463647285" calcext:value-type="float">
            <text:p>51.785</text:p>
          </table:table-cell>
          <table:table-cell table:formula="of:=ROUND([.D106])" office:value-type="float" office:value="52" calcext:value-type="float">
            <text:p>52</text:p>
          </table:table-cell>
          <table:table-cell table:formula="of:=[.E106]+[.$C$5]" office:value-type="float" office:value="179" calcext:value-type="float">
            <text:p>179</text:p>
          </table:table-cell>
          <table:table-cell table:number-columns-repeated="2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.A107]*[.$C$15]" office:value-type="float" office:value="2.75519355715896" calcext:value-type="float">
            <text:p>2.755</text:p>
          </table:table-cell>
          <table:table-cell table:formula="of:=SIN([.B107])" office:value-type="float" office:value="0.376855449130752" calcext:value-type="float">
            <text:p>0.377</text:p>
          </table:table-cell>
          <table:table-cell table:formula="of:=[.$C$5]*[.C107]" office:value-type="float" office:value="47.8606420396055" calcext:value-type="float">
            <text:p>47.861</text:p>
          </table:table-cell>
          <table:table-cell table:formula="of:=ROUND([.D107])" office:value-type="float" office:value="48" calcext:value-type="float">
            <text:p>48</text:p>
          </table:table-cell>
          <table:table-cell table:formula="of:=[.E107]+[.$C$5]"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.A108]*[.$C$15]" office:value-type="float" office:value="2.78879347858773" calcext:value-type="float">
            <text:p>2.789</text:p>
          </table:table-cell>
          <table:table-cell table:formula="of:=SIN([.B108])" office:value-type="float" office:value="0.345525929270508" calcext:value-type="float">
            <text:p>0.346</text:p>
          </table:table-cell>
          <table:table-cell table:formula="of:=[.$C$5]*[.C108]" office:value-type="float" office:value="43.8817930173545" calcext:value-type="float">
            <text:p>43.882</text:p>
          </table:table-cell>
          <table:table-cell table:formula="of:=ROUND([.D108])" office:value-type="float" office:value="44" calcext:value-type="float">
            <text:p>44</text:p>
          </table:table-cell>
          <table:table-cell table:formula="of:=[.E108]+[.$C$5]" office:value-type="float" office:value="171" calcext:value-type="float">
            <text:p>171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.A109]*[.$C$15]" office:value-type="float" office:value="2.8223934000165" calcext:value-type="float">
            <text:p>2.822</text:p>
          </table:table-cell>
          <table:table-cell table:formula="of:=SIN([.B109])" office:value-type="float" office:value="0.313806362978992" calcext:value-type="float">
            <text:p>0.314</text:p>
          </table:table-cell>
          <table:table-cell table:formula="of:=[.$C$5]*[.C109]" office:value-type="float" office:value="39.853408098332" calcext:value-type="float">
            <text:p>39.853</text:p>
          </table:table-cell>
          <table:table-cell table:formula="of:=ROUND([.D109])" office:value-type="float" office:value="40" calcext:value-type="float">
            <text:p>40</text:p>
          </table:table-cell>
          <table:table-cell table:formula="of:=[.E109]+[.$C$5]" office:value-type="float" office:value="167" calcext:value-type="float">
            <text:p>167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.A110]*[.$C$15]" office:value-type="float" office:value="2.85599332144527" calcext:value-type="float">
            <text:p>2.856</text:p>
          </table:table-cell>
          <table:table-cell table:formula="of:=SIN([.B110])" office:value-type="float" office:value="0.28173255684143" calcext:value-type="float">
            <text:p>0.282</text:p>
          </table:table-cell>
          <table:table-cell table:formula="of:=[.$C$5]*[.C110]" office:value-type="float" office:value="35.7800347188616" calcext:value-type="float">
            <text:p>35.780</text:p>
          </table:table-cell>
          <table:table-cell table:formula="of:=ROUND([.D110])" office:value-type="float" office:value="36" calcext:value-type="float">
            <text:p>36</text:p>
          </table:table-cell>
          <table:table-cell table:formula="of:=[.E110]+[.$C$5]" office:value-type="float" office:value="163" calcext:value-type="float">
            <text:p>163</text:p>
          </table:table-cell>
          <table:table-cell table:number-columns-repeated="2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.A111]*[.$C$15]" office:value-type="float" office:value="2.88959324287403" calcext:value-type="float">
            <text:p>2.890</text:p>
          </table:table-cell>
          <table:table-cell table:formula="of:=SIN([.B111])" office:value-type="float" office:value="0.249340717326168" calcext:value-type="float">
            <text:p>0.249</text:p>
          </table:table-cell>
          <table:table-cell table:formula="of:=[.$C$5]*[.C111]" office:value-type="float" office:value="31.6662711004233" calcext:value-type="float">
            <text:p>31.666</text:p>
          </table:table-cell>
          <table:table-cell table:formula="of:=ROUND([.D111])" office:value-type="float" office:value="32" calcext:value-type="float">
            <text:p>32</text:p>
          </table:table-cell>
          <table:table-cell table:formula="of:=[.E111]+[.$C$5]" office:value-type="float" office:value="159" calcext:value-type="float">
            <text:p>159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.A112]*[.$C$15]" office:value-type="float" office:value="2.9231931643028" calcext:value-type="float">
            <text:p>2.923</text:p>
          </table:table-cell>
          <table:table-cell table:formula="of:=SIN([.B112])" office:value-type="float" office:value="0.216667409913058" calcext:value-type="float">
            <text:p>0.217</text:p>
          </table:table-cell>
          <table:table-cell table:formula="of:=[.$C$5]*[.C112]" office:value-type="float" office:value="27.5167610589583" calcext:value-type="float">
            <text:p>27.517</text:p>
          </table:table-cell>
          <table:table-cell table:formula="of:=ROUND([.D112])" office:value-type="float" office:value="28" calcext:value-type="float">
            <text:p>28</text:p>
          </table:table-cell>
          <table:table-cell table:formula="of:=[.E112]+[.$C$5]" office:value-type="float" office:value="155" calcext:value-type="float">
            <text:p>155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.A113]*[.$C$15]" office:value-type="float" office:value="2.95679308573157" calcext:value-type="float">
            <text:p>2.957</text:p>
          </table:table-cell>
          <table:table-cell table:formula="of:=SIN([.B113])" office:value-type="float" office:value="0.183749517816571" calcext:value-type="float">
            <text:p>0.184</text:p>
          </table:table-cell>
          <table:table-cell table:formula="of:=[.$C$5]*[.C113]" office:value-type="float" office:value="23.3361887627045" calcext:value-type="float">
            <text:p>23.336</text:p>
          </table:table-cell>
          <table:table-cell table:formula="of:=ROUND([.D113])" office:value-type="float" office:value="23" calcext:value-type="float">
            <text:p>23</text:p>
          </table:table-cell>
          <table:table-cell table:formula="of:=[.E113]+[.$C$5]"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.A114]*[.$C$15]" office:value-type="float" office:value="2.99039300716034" calcext:value-type="float">
            <text:p>2.990</text:p>
          </table:table-cell>
          <table:table-cell table:formula="of:=SIN([.B114])" office:value-type="float" office:value="0.150624200350232" calcext:value-type="float">
            <text:p>0.151</text:p>
          </table:table-cell>
          <table:table-cell table:formula="of:=[.$C$5]*[.C114]" office:value-type="float" office:value="19.1292734444795" calcext:value-type="float">
            <text:p>19.129</text:p>
          </table:table-cell>
          <table:table-cell table:formula="of:=ROUND([.D114])" office:value-type="float" office:value="19" calcext:value-type="float">
            <text:p>19</text:p>
          </table:table-cell>
          <table:table-cell table:formula="of:=[.E114]+[.$C$5]" office:value-type="float" office:value="146" calcext:value-type="float">
            <text:p>146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A115]*[.$C$15]" office:value-type="float" office:value="3.02399292858911" calcext:value-type="float">
            <text:p>3.024</text:p>
          </table:table-cell>
          <table:table-cell table:formula="of:=SIN([.B115])" office:value-type="float" office:value="0.117328850979389" calcext:value-type="float">
            <text:p>0.117</text:p>
          </table:table-cell>
          <table:table-cell table:formula="of:=[.$C$5]*[.C115]" office:value-type="float" office:value="14.9007640743824" calcext:value-type="float">
            <text:p>14.901</text:p>
          </table:table-cell>
          <table:table-cell table:formula="of:=ROUND([.D115])" office:value-type="float" office:value="15" calcext:value-type="float">
            <text:p>15</text:p>
          </table:table-cell>
          <table:table-cell table:formula="of:=[.E115]+[.$C$5]" office:value-type="float" office:value="142" calcext:value-type="float">
            <text:p>142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.A116]*[.$C$15]" office:value-type="float" office:value="3.05759285001787" calcext:value-type="float">
            <text:p>3.058</text:p>
          </table:table-cell>
          <table:table-cell table:formula="of:=SIN([.B116])" office:value-type="float" office:value="0.0839010551096498" calcext:value-type="float">
            <text:p>0.084</text:p>
          </table:table-cell>
          <table:table-cell table:formula="of:=[.$C$5]*[.C116]" office:value-type="float" office:value="10.6554339989255" calcext:value-type="float">
            <text:p>10.655</text:p>
          </table:table-cell>
          <table:table-cell table:formula="of:=ROUND([.D116])" office:value-type="float" office:value="11" calcext:value-type="float">
            <text:p>11</text:p>
          </table:table-cell>
          <table:table-cell table:formula="of:=[.E116]+[.$C$5]" office:value-type="float" office:value="138" calcext:value-type="float">
            <text:p>138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.A117]*[.$C$15]" office:value-type="float" office:value="3.09119277144664" calcext:value-type="float">
            <text:p>3.091</text:p>
          </table:table-cell>
          <table:table-cell table:formula="of:=SIN([.B117])" office:value-type="float" office:value="0.0503785476586571" calcext:value-type="float">
            <text:p>0.050</text:p>
          </table:table-cell>
          <table:table-cell table:formula="of:=[.$C$5]*[.C117]" office:value-type="float" office:value="6.39807555264946" calcext:value-type="float">
            <text:p>6.398</text:p>
          </table:table-cell>
          <table:table-cell table:formula="of:=ROUND([.D117])" office:value-type="float" office:value="6" calcext:value-type="float">
            <text:p>6</text:p>
          </table:table-cell>
          <table:table-cell table:formula="of:=[.E117]+[.$C$5]" office:value-type="float" office:value="133" calcext:value-type="float">
            <text:p>133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.A118]*[.$C$15]" office:value-type="float" office:value="3.12479269287541" calcext:value-type="float">
            <text:p>3.125</text:p>
          </table:table-cell>
          <table:table-cell table:formula="of:=SIN([.B118])" office:value-type="float" office:value="0.0167991704590805" calcext:value-type="float">
            <text:p>0.017</text:p>
          </table:table-cell>
          <table:table-cell table:formula="of:=[.$C$5]*[.C118]" office:value-type="float" office:value="2.13349464830322" calcext:value-type="float">
            <text:p>2.133</text:p>
          </table:table-cell>
          <table:table-cell table:formula="of:=ROUND([.D118])" office:value-type="float" office:value="2" calcext:value-type="float">
            <text:p>2</text:p>
          </table:table-cell>
          <table:table-cell table:formula="of:=[.E118]+[.$C$5]" office:value-type="float" office:value="129" calcext:value-type="float">
            <text:p>129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.A119]*[.$C$15]" office:value-type="float" office:value="3.15839261430418" calcext:value-type="float">
            <text:p>3.158</text:p>
          </table:table-cell>
          <table:table-cell table:formula="of:=SIN([.B119])" office:value-type="float" office:value="-0.0167991704590798" calcext:value-type="float">
            <text:p>-0.017</text:p>
          </table:table-cell>
          <table:table-cell table:formula="of:=[.$C$5]*[.C119]" office:value-type="float" office:value="-2.13349464830313" calcext:value-type="float">
            <text:p>-2.133</text:p>
          </table:table-cell>
          <table:table-cell table:formula="of:=ROUND([.D119])" office:value-type="float" office:value="-2" calcext:value-type="float">
            <text:p>-2</text:p>
          </table:table-cell>
          <table:table-cell table:formula="of:=[.E119]+[.$C$5]" office:value-type="float" office:value="125" calcext:value-type="float">
            <text:p>125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.A120]*[.$C$15]" office:value-type="float" office:value="3.19199253573294" calcext:value-type="float">
            <text:p>3.192</text:p>
          </table:table-cell>
          <table:table-cell table:formula="of:=SIN([.B120])" office:value-type="float" office:value="-0.0503785476586565" calcext:value-type="float">
            <text:p>-0.050</text:p>
          </table:table-cell>
          <table:table-cell table:formula="of:=[.$C$5]*[.C120]" office:value-type="float" office:value="-6.39807555264937" calcext:value-type="float">
            <text:p>-6.398</text:p>
          </table:table-cell>
          <table:table-cell table:formula="of:=ROUND([.D120])" office:value-type="float" office:value="-6" calcext:value-type="float">
            <text:p>-6</text:p>
          </table:table-cell>
          <table:table-cell table:formula="of:=[.E120]+[.$C$5]" office:value-type="float" office:value="121" calcext:value-type="float">
            <text:p>121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.A121]*[.$C$15]" office:value-type="float" office:value="3.22559245716171" calcext:value-type="float">
            <text:p>3.226</text:p>
          </table:table-cell>
          <table:table-cell table:formula="of:=SIN([.B121])" office:value-type="float" office:value="-0.0839010551096496" calcext:value-type="float">
            <text:p>-0.084</text:p>
          </table:table-cell>
          <table:table-cell table:formula="of:=[.$C$5]*[.C121]" office:value-type="float" office:value="-10.6554339989255" calcext:value-type="float">
            <text:p>-10.655</text:p>
          </table:table-cell>
          <table:table-cell table:formula="of:=ROUND([.D121])" office:value-type="float" office:value="-11" calcext:value-type="float">
            <text:p>-11</text:p>
          </table:table-cell>
          <table:table-cell table:formula="of:=[.E121]+[.$C$5]" office:value-type="float" office:value="116" calcext:value-type="float">
            <text:p>116</text:p>
          </table:table-cell>
          <table:table-cell table:number-columns-repeated="2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.A122]*[.$C$15]" office:value-type="float" office:value="3.25919237859048" calcext:value-type="float">
            <text:p>3.259</text:p>
          </table:table-cell>
          <table:table-cell table:formula="of:=SIN([.B122])" office:value-type="float" office:value="-0.117328850979388" calcext:value-type="float">
            <text:p>-0.117</text:p>
          </table:table-cell>
          <table:table-cell table:formula="of:=[.$C$5]*[.C122]" office:value-type="float" office:value="-14.9007640743823" calcext:value-type="float">
            <text:p>-14.901</text:p>
          </table:table-cell>
          <table:table-cell table:formula="of:=ROUND([.D122])" office:value-type="float" office:value="-15" calcext:value-type="float">
            <text:p>-15</text:p>
          </table:table-cell>
          <table:table-cell table:formula="of:=[.E122]+[.$C$5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.A123]*[.$C$15]" office:value-type="float" office:value="3.29279230001925" calcext:value-type="float">
            <text:p>3.293</text:p>
          </table:table-cell>
          <table:table-cell table:formula="of:=SIN([.B123])" office:value-type="float" office:value="-0.150624200350231" calcext:value-type="float">
            <text:p>-0.151</text:p>
          </table:table-cell>
          <table:table-cell table:formula="of:=[.$C$5]*[.C123]" office:value-type="float" office:value="-19.1292734444794" calcext:value-type="float">
            <text:p>-19.129</text:p>
          </table:table-cell>
          <table:table-cell table:formula="of:=ROUND([.D123])" office:value-type="float" office:value="-19" calcext:value-type="float">
            <text:p>-19</text:p>
          </table:table-cell>
          <table:table-cell table:formula="of:=[.E123]+[.$C$5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A124]*[.$C$15]" office:value-type="float" office:value="3.32639222144802" calcext:value-type="float">
            <text:p>3.326</text:p>
          </table:table-cell>
          <table:table-cell table:formula="of:=SIN([.B124])" office:value-type="float" office:value="-0.18374951781657" calcext:value-type="float">
            <text:p>-0.184</text:p>
          </table:table-cell>
          <table:table-cell table:formula="of:=[.$C$5]*[.C124]" office:value-type="float" office:value="-23.3361887627044" calcext:value-type="float">
            <text:p>-23.336</text:p>
          </table:table-cell>
          <table:table-cell table:formula="of:=ROUND([.D124])" office:value-type="float" office:value="-23" calcext:value-type="float">
            <text:p>-23</text:p>
          </table:table-cell>
          <table:table-cell table:formula="of:=[.E124]+[.$C$5]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125]*[.$C$15]" office:value-type="float" office:value="3.35999214287678" calcext:value-type="float">
            <text:p>3.360</text:p>
          </table:table-cell>
          <table:table-cell table:formula="of:=SIN([.B125])" office:value-type="float" office:value="-0.216667409913057" calcext:value-type="float">
            <text:p>-0.217</text:p>
          </table:table-cell>
          <table:table-cell table:formula="of:=[.$C$5]*[.C125]" office:value-type="float" office:value="-27.5167610589583" calcext:value-type="float">
            <text:p>-27.517</text:p>
          </table:table-cell>
          <table:table-cell table:formula="of:=ROUND([.D125])" office:value-type="float" office:value="-28" calcext:value-type="float">
            <text:p>-28</text:p>
          </table:table-cell>
          <table:table-cell table:formula="of:=[.E125]+[.$C$5]"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[.A126]*[.$C$15]" office:value-type="float" office:value="3.39359206430555" calcext:value-type="float">
            <text:p>3.394</text:p>
          </table:table-cell>
          <table:table-cell table:formula="of:=SIN([.B126])" office:value-type="float" office:value="-0.249340717326167" calcext:value-type="float">
            <text:p>-0.249</text:p>
          </table:table-cell>
          <table:table-cell table:formula="of:=[.$C$5]*[.C126]" office:value-type="float" office:value="-31.6662711004232" calcext:value-type="float">
            <text:p>-31.666</text:p>
          </table:table-cell>
          <table:table-cell table:formula="of:=ROUND([.D126])" office:value-type="float" office:value="-32" calcext:value-type="float">
            <text:p>-32</text:p>
          </table:table-cell>
          <table:table-cell table:formula="of:=[.E126]+[.$C$5]"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[.A127]*[.$C$15]" office:value-type="float" office:value="3.42719198573432" calcext:value-type="float">
            <text:p>3.427</text:p>
          </table:table-cell>
          <table:table-cell table:formula="of:=SIN([.B127])" office:value-type="float" office:value="-0.281732556841429" calcext:value-type="float">
            <text:p>-0.282</text:p>
          </table:table-cell>
          <table:table-cell table:formula="of:=[.$C$5]*[.C127]" office:value-type="float" office:value="-35.7800347188615" calcext:value-type="float">
            <text:p>-35.780</text:p>
          </table:table-cell>
          <table:table-cell table:formula="of:=ROUND([.D127])" office:value-type="float" office:value="-36" calcext:value-type="float">
            <text:p>-36</text:p>
          </table:table-cell>
          <table:table-cell table:formula="of:=[.E127]+[.$C$5]" office:value-type="float" office:value="91" calcext:value-type="float">
            <text:p>91</text:p>
          </table:table-cell>
          <table:table-cell table:number-columns-repeated="2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[.A128]*[.$C$15]" office:value-type="float" office:value="3.46079190716309" calcext:value-type="float">
            <text:p>3.461</text:p>
          </table:table-cell>
          <table:table-cell table:formula="of:=SIN([.B128])" office:value-type="float" office:value="-0.313806362978991" calcext:value-type="float">
            <text:p>-0.314</text:p>
          </table:table-cell>
          <table:table-cell table:formula="of:=[.$C$5]*[.C128]" office:value-type="float" office:value="-39.8534080983319" calcext:value-type="float">
            <text:p>-39.853</text:p>
          </table:table-cell>
          <table:table-cell table:formula="of:=ROUND([.D128])" office:value-type="float" office:value="-40" calcext:value-type="float">
            <text:p>-40</text:p>
          </table:table-cell>
          <table:table-cell table:formula="of:=[.E128]+[.$C$5]" office:value-type="float" office:value="87" calcext:value-type="float">
            <text:p>87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[.A129]*[.$C$15]" office:value-type="float" office:value="3.49439182859186" calcext:value-type="float">
            <text:p>3.494</text:p>
          </table:table-cell>
          <table:table-cell table:formula="of:=SIN([.B129])" office:value-type="float" office:value="-0.345525929270507" calcext:value-type="float">
            <text:p>-0.346</text:p>
          </table:table-cell>
          <table:table-cell table:formula="of:=[.$C$5]*[.C129]" office:value-type="float" office:value="-43.8817930173544" calcext:value-type="float">
            <text:p>-43.882</text:p>
          </table:table-cell>
          <table:table-cell table:formula="of:=ROUND([.D129])" office:value-type="float" office:value="-44" calcext:value-type="float">
            <text:p>-44</text:p>
          </table:table-cell>
          <table:table-cell table:formula="of:=[.E129]+[.$C$5]"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[.A130]*[.$C$15]" office:value-type="float" office:value="3.52799175002062" calcext:value-type="float">
            <text:p>3.528</text:p>
          </table:table-cell>
          <table:table-cell table:formula="of:=SIN([.B130])" office:value-type="float" office:value="-0.376855449130751" calcext:value-type="float">
            <text:p>-0.377</text:p>
          </table:table-cell>
          <table:table-cell table:formula="of:=[.$C$5]*[.C130]" office:value-type="float" office:value="-47.8606420396054" calcext:value-type="float">
            <text:p>-47.861</text:p>
          </table:table-cell>
          <table:table-cell table:formula="of:=ROUND([.D130])" office:value-type="float" office:value="-48" calcext:value-type="float">
            <text:p>-48</text:p>
          </table:table-cell>
          <table:table-cell table:formula="of:=[.E130]+[.$C$5]" office:value-type="float" office:value="79" calcext:value-type="float">
            <text:p>79</text:p>
          </table:table-cell>
          <table:table-cell table:number-columns-repeated="2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[.A131]*[.$C$15]" office:value-type="float" office:value="3.56159167144939" calcext:value-type="float">
            <text:p>3.562</text:p>
          </table:table-cell>
          <table:table-cell table:formula="of:=SIN([.B131])" office:value-type="float" office:value="-0.407759556277834" calcext:value-type="float">
            <text:p>-0.408</text:p>
          </table:table-cell>
          <table:table-cell table:formula="of:=[.$C$5]*[.C131]" office:value-type="float" office:value="-51.7854636472849" calcext:value-type="float">
            <text:p>-51.785</text:p>
          </table:table-cell>
          <table:table-cell table:formula="of:=ROUND([.D131])" office:value-type="float" office:value="-52" calcext:value-type="float">
            <text:p>-52</text:p>
          </table:table-cell>
          <table:table-cell table:formula="of:=[.E131]+[.$C$5]"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[.A132]*[.$C$15]" office:value-type="float" office:value="3.59519159287816" calcext:value-type="float">
            <text:p>3.595</text:p>
          </table:table-cell>
          <table:table-cell table:formula="of:=SIN([.B132])" office:value-type="float" office:value="-0.438203364656375" calcext:value-type="float">
            <text:p>-0.438</text:p>
          </table:table-cell>
          <table:table-cell table:formula="of:=[.$C$5]*[.C132]" office:value-type="float" office:value="-55.6518273113596" calcext:value-type="float">
            <text:p>-55.652</text:p>
          </table:table-cell>
          <table:table-cell table:formula="of:=ROUND([.D132])" office:value-type="float" office:value="-56" calcext:value-type="float">
            <text:p>-56</text:p>
          </table:table-cell>
          <table:table-cell table:formula="of:=[.E132]+[.$C$5]" office:value-type="float" office:value="71" calcext:value-type="float">
            <text:p>71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[.A133]*[.$C$15]" office:value-type="float" office:value="3.62879151430693" calcext:value-type="float">
            <text:p>3.629</text:p>
          </table:table-cell>
          <table:table-cell table:formula="of:=SIN([.B133])" office:value-type="float" office:value="-0.468152507818571" calcext:value-type="float">
            <text:p>-0.468</text:p>
          </table:table-cell>
          <table:table-cell table:formula="of:=[.$C$5]*[.C133]" office:value-type="float" office:value="-59.4553684929585" calcext:value-type="float">
            <text:p>-59.455</text:p>
          </table:table-cell>
          <table:table-cell table:formula="of:=ROUND([.D133])" office:value-type="float" office:value="-59" calcext:value-type="float">
            <text:p>-59</text:p>
          </table:table-cell>
          <table:table-cell table:formula="of:=[.E133]+[.$C$5]"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[.A134]*[.$C$15]" office:value-type="float" office:value="3.66239143573569" calcext:value-type="float">
            <text:p>3.662</text:p>
          </table:table-cell>
          <table:table-cell table:formula="of:=SIN([.B134])" office:value-type="float" office:value="-0.497573177718716" calcext:value-type="float">
            <text:p>-0.498</text:p>
          </table:table-cell>
          <table:table-cell table:formula="of:=[.$C$5]*[.C134]" office:value-type="float" office:value="-63.1917935702769" calcext:value-type="float">
            <text:p>-63.192</text:p>
          </table:table-cell>
          <table:table-cell table:formula="of:=ROUND([.D134])" office:value-type="float" office:value="-63" calcext:value-type="float">
            <text:p>-63</text:p>
          </table:table-cell>
          <table:table-cell table:formula="of:=[.E134]+[.$C$5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[.A135]*[.$C$15]" office:value-type="float" office:value="3.69599135716446" calcext:value-type="float">
            <text:p>3.696</text:p>
          </table:table-cell>
          <table:table-cell table:formula="of:=SIN([.B135])" office:value-type="float" office:value="-0.526432162877356" calcext:value-type="float">
            <text:p>-0.526</text:p>
          </table:table-cell>
          <table:table-cell table:formula="of:=[.$C$5]*[.C135]" office:value-type="float" office:value="-66.8568846854241" calcext:value-type="float">
            <text:p>-66.857</text:p>
          </table:table-cell>
          <table:table-cell table:formula="of:=ROUND([.D135])" office:value-type="float" office:value="-67" calcext:value-type="float">
            <text:p>-67</text:p>
          </table:table-cell>
          <table:table-cell table:formula="of:=[.E135]+[.$C$5]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[.A136]*[.$C$15]" office:value-type="float" office:value="3.72959127859323" calcext:value-type="float">
            <text:p>3.730</text:p>
          </table:table-cell>
          <table:table-cell table:formula="of:=SIN([.B136])" office:value-type="float" office:value="-0.554696885872024" calcext:value-type="float">
            <text:p>-0.555</text:p>
          </table:table-cell>
          <table:table-cell table:formula="of:=[.$C$5]*[.C136]" office:value-type="float" office:value="-70.446504505747" calcext:value-type="float">
            <text:p>-70.447</text:p>
          </table:table-cell>
          <table:table-cell table:formula="of:=ROUND([.D136])" office:value-type="float" office:value="-70" calcext:value-type="float">
            <text:p>-70</text:p>
          </table:table-cell>
          <table:table-cell table:formula="of:=[.E136]+[.$C$5]"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[.A137]*[.$C$15]" office:value-type="float" office:value="3.763191200022" calcext:value-type="float">
            <text:p>3.763</text:p>
          </table:table-cell>
          <table:table-cell table:formula="of:=SIN([.B137])" office:value-type="float" office:value="-0.582335440112214" calcext:value-type="float">
            <text:p>-0.582</text:p>
          </table:table-cell>
          <table:table-cell table:formula="of:=[.$C$5]*[.C137]" office:value-type="float" office:value="-73.9566008942511" calcext:value-type="float">
            <text:p>-73.957</text:p>
          </table:table-cell>
          <table:table-cell table:formula="of:=ROUND([.D137])" office:value-type="float" office:value="-74" calcext:value-type="float">
            <text:p>-74</text:p>
          </table:table-cell>
          <table:table-cell table:formula="of:=[.E137]+[.$C$5]"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[.A138]*[.$C$15]" office:value-type="float" office:value="3.79679112145077" calcext:value-type="float">
            <text:p>3.797</text:p>
          </table:table-cell>
          <table:table-cell table:formula="of:=SIN([.B138])" office:value-type="float" office:value="-0.609316625857084" calcext:value-type="float">
            <text:p>-0.609</text:p>
          </table:table-cell>
          <table:table-cell table:formula="of:=[.$C$5]*[.C138]" office:value-type="float" office:value="-77.3832114838497" calcext:value-type="float">
            <text:p>-77.383</text:p>
          </table:table-cell>
          <table:table-cell table:formula="of:=ROUND([.D138])" office:value-type="float" office:value="-77" calcext:value-type="float">
            <text:p>-77</text:p>
          </table:table-cell>
          <table:table-cell table:formula="of:=[.E138]+[.$C$5]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[.A139]*[.$C$15]" office:value-type="float" office:value="3.83039104287953" calcext:value-type="float">
            <text:p>3.830</text:p>
          </table:table-cell>
          <table:table-cell table:formula="of:=SIN([.B139])" office:value-type="float" office:value="-0.635609985435243" calcext:value-type="float">
            <text:p>-0.636</text:p>
          </table:table-cell>
          <table:table-cell table:formula="of:=[.$C$5]*[.C139]" office:value-type="float" office:value="-80.7224681502759" calcext:value-type="float">
            <text:p>-80.722</text:p>
          </table:table-cell>
          <table:table-cell table:formula="of:=ROUND([.D139])" office:value-type="float" office:value="-81" calcext:value-type="float">
            <text:p>-81</text:p>
          </table:table-cell>
          <table:table-cell table:formula="of:=[.E139]+[.$C$5]"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[.A140]*[.$C$15]" office:value-type="float" office:value="3.8639909643083" calcext:value-type="float">
            <text:p>3.864</text:p>
          </table:table-cell>
          <table:table-cell table:formula="of:=SIN([.B140])" office:value-type="float" office:value="-0.661185837626843" calcext:value-type="float">
            <text:p>-0.661</text:p>
          </table:table-cell>
          <table:table-cell table:formula="of:=[.$C$5]*[.C140]" office:value-type="float" office:value="-83.970601378609" calcext:value-type="float">
            <text:p>-83.971</text:p>
          </table:table-cell>
          <table:table-cell table:formula="of:=ROUND([.D140])" office:value-type="float" office:value="-84" calcext:value-type="float">
            <text:p>-84</text:p>
          </table:table-cell>
          <table:table-cell table:formula="of:=[.E140]+[.$C$5]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[.A141]*[.$C$15]" office:value-type="float" office:value="3.89759088573707" calcext:value-type="float">
            <text:p>3.898</text:p>
          </table:table-cell>
          <table:table-cell table:formula="of:=SIN([.B141])" office:value-type="float" office:value="-0.686015311169183" calcext:value-type="float">
            <text:p>-0.686</text:p>
          </table:table-cell>
          <table:table-cell table:formula="of:=[.$C$5]*[.C141]" office:value-type="float" office:value="-87.1239445184862" calcext:value-type="float">
            <text:p>-87.124</text:p>
          </table:table-cell>
          <table:table-cell table:formula="of:=ROUND([.D141])" office:value-type="float" office:value="-87" calcext:value-type="float">
            <text:p>-87</text:p>
          </table:table-cell>
          <table:table-cell table:formula="of:=[.E141]+[.$C$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[.A142]*[.$C$15]" office:value-type="float" office:value="3.93119080716584" calcext:value-type="float">
            <text:p>3.931</text:p>
          </table:table-cell>
          <table:table-cell table:formula="of:=SIN([.B142])" office:value-type="float" office:value="-0.71007037734799" calcext:value-type="float">
            <text:p>-0.710</text:p>
          </table:table-cell>
          <table:table-cell table:formula="of:=[.$C$5]*[.C142]" office:value-type="float" office:value="-90.1789379231947" calcext:value-type="float">
            <text:p>-90.179</text:p>
          </table:table-cell>
          <table:table-cell table:formula="of:=ROUND([.D142])" office:value-type="float" office:value="-90" calcext:value-type="float">
            <text:p>-90</text:p>
          </table:table-cell>
          <table:table-cell table:formula="of:=[.E142]+[.$C$5]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[.A143]*[.$C$15]" office:value-type="float" office:value="3.9647907285946" calcext:value-type="float">
            <text:p>3.965</text:p>
          </table:table-cell>
          <table:table-cell table:formula="of:=SIN([.B143])" office:value-type="float" office:value="-0.73332388163759" calcext:value-type="float">
            <text:p>-0.733</text:p>
          </table:table-cell>
          <table:table-cell table:formula="of:=[.$C$5]*[.C143]" office:value-type="float" office:value="-93.132132967974" calcext:value-type="float">
            <text:p>-93.132</text:p>
          </table:table-cell>
          <table:table-cell table:formula="of:=ROUND([.D143])" office:value-type="float" office:value="-93" calcext:value-type="float">
            <text:p>-93</text:p>
          </table:table-cell>
          <table:table-cell table:formula="of:=[.E143]+[.$C$5]"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[.A144]*[.$C$15]" office:value-type="float" office:value="3.99839065002337" calcext:value-type="float">
            <text:p>3.998</text:p>
          </table:table-cell>
          <table:table-cell table:formula="of:=SIN([.B144])" office:value-type="float" office:value="-0.755749574354258" calcext:value-type="float">
            <text:p>-0.756</text:p>
          </table:table-cell>
          <table:table-cell table:formula="of:=[.$C$5]*[.C144]" office:value-type="float" office:value="-95.9801959429908" calcext:value-type="float">
            <text:p>-95.980</text:p>
          </table:table-cell>
          <table:table-cell table:formula="of:=ROUND([.D144])" office:value-type="float" office:value="-96" calcext:value-type="float">
            <text:p>-96</text:p>
          </table:table-cell>
          <table:table-cell table:formula="of:=[.E144]+[.$C$5]"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.A145]*[.$C$15]" office:value-type="float" office:value="4.03199057145214" calcext:value-type="float">
            <text:p>4.032</text:p>
          </table:table-cell>
          <table:table-cell table:formula="of:=SIN([.B145])" office:value-type="float" office:value="-0.777322140288129" calcext:value-type="float">
            <text:p>-0.777</text:p>
          </table:table-cell>
          <table:table-cell table:formula="of:=[.$C$5]*[.C145]" office:value-type="float" office:value="-98.7199118165924" calcext:value-type="float">
            <text:p>-98.720</text:p>
          </table:table-cell>
          <table:table-cell table:formula="of:=ROUND([.D145])" office:value-type="float" office:value="-99" calcext:value-type="float">
            <text:p>-99</text:p>
          </table:table-cell>
          <table:table-cell table:formula="of:=[.E145]+[.$C$5]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[.A146]*[.$C$15]" office:value-type="float" office:value="4.06559049288091" calcext:value-type="float">
            <text:p>4.066</text:p>
          </table:table-cell>
          <table:table-cell table:formula="of:=SIN([.B146])" office:value-type="float" office:value="-0.798017227280239" calcext:value-type="float">
            <text:p>-0.798</text:p>
          </table:table-cell>
          <table:table-cell table:formula="of:=[.$C$5]*[.C146]" office:value-type="float" office:value="-101.34818786459" calcext:value-type="float">
            <text:p>-101.348</text:p>
          </table:table-cell>
          <table:table-cell table:formula="of:=ROUND([.D146])" office:value-type="float" office:value="-101" calcext:value-type="float">
            <text:p>-101</text:p>
          </table:table-cell>
          <table:table-cell table:formula="of:=[.E146]+[.$C$5]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[.A147]*[.$C$15]" office:value-type="float" office:value="4.09919041430968" calcext:value-type="float">
            <text:p>4.099</text:p>
          </table:table-cell>
          <table:table-cell table:formula="of:=SIN([.B147])" office:value-type="float" office:value="-0.817811473712422" calcext:value-type="float">
            <text:p>-0.818</text:p>
          </table:table-cell>
          <table:table-cell table:formula="of:=[.$C$5]*[.C147]" office:value-type="float" office:value="-103.862057161478" calcext:value-type="float">
            <text:p>-103.862</text:p>
          </table:table-cell>
          <table:table-cell table:formula="of:=ROUND([.D147])" office:value-type="float" office:value="-104" calcext:value-type="float">
            <text:p>-104</text:p>
          </table:table-cell>
          <table:table-cell table:formula="of:=[.E147]+[.$C$5]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[.A148]*[.$C$15]" office:value-type="float" office:value="4.13279033573844" calcext:value-type="float">
            <text:p>4.133</text:p>
          </table:table-cell>
          <table:table-cell table:formula="of:=SIN([.B148])" office:value-type="float" office:value="-0.836682534879038" calcext:value-type="float">
            <text:p>-0.837</text:p>
          </table:table-cell>
          <table:table-cell table:formula="of:=[.$C$5]*[.C148]" office:value-type="float" office:value="-106.258681929638" calcext:value-type="float">
            <text:p>-106.259</text:p>
          </table:table-cell>
          <table:table-cell table:formula="of:=ROUND([.D148])" office:value-type="float" office:value="-106" calcext:value-type="float">
            <text:p>-106</text:p>
          </table:table-cell>
          <table:table-cell table:formula="of:=[.E148]+[.$C$5]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[.A149]*[.$C$15]" office:value-type="float" office:value="4.16639025716721" calcext:value-type="float">
            <text:p>4.166</text:p>
          </table:table-cell>
          <table:table-cell table:formula="of:=SIN([.B149])" office:value-type="float" office:value="-0.85460910821076" calcext:value-type="float">
            <text:p>-0.855</text:p>
          </table:table-cell>
          <table:table-cell table:formula="of:=[.$C$5]*[.C149]" office:value-type="float" office:value="-108.535356742767" calcext:value-type="float">
            <text:p>-108.535</text:p>
          </table:table-cell>
          <table:table-cell table:formula="of:=ROUND([.D149])" office:value-type="float" office:value="-109" calcext:value-type="float">
            <text:p>-109</text:p>
          </table:table-cell>
          <table:table-cell table:formula="of:=[.E149]+[.$C$5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[.A150]*[.$C$15]" office:value-type="float" office:value="4.19999017859598" calcext:value-type="float">
            <text:p>4.200</text:p>
          </table:table-cell>
          <table:table-cell table:formula="of:=SIN([.B150])" office:value-type="float" office:value="-0.87157095732195" calcext:value-type="float">
            <text:p>-0.872</text:p>
          </table:table-cell>
          <table:table-cell table:formula="of:=[.$C$5]*[.C150]" office:value-type="float" office:value="-110.689511579888" calcext:value-type="float">
            <text:p>-110.690</text:p>
          </table:table-cell>
          <table:table-cell table:formula="of:=ROUND([.D150])" office:value-type="float" office:value="-111" calcext:value-type="float">
            <text:p>-111</text:p>
          </table:table-cell>
          <table:table-cell table:formula="of:=[.E150]+[.$C$5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[.A151]*[.$C$15]" office:value-type="float" office:value="4.23359010002475" calcext:value-type="float">
            <text:p>4.234</text:p>
          </table:table-cell>
          <table:table-cell table:formula="of:=SIN([.B151])" office:value-type="float" office:value="-0.88754893485447" calcext:value-type="float">
            <text:p>-0.888</text:p>
          </table:table-cell>
          <table:table-cell table:formula="of:=[.$C$5]*[.C151]" office:value-type="float" office:value="-112.718714726518" calcext:value-type="float">
            <text:p>-112.719</text:p>
          </table:table-cell>
          <table:table-cell table:formula="of:=ROUND([.D151])" office:value-type="float" office:value="-113" calcext:value-type="float">
            <text:p>-113</text:p>
          </table:table-cell>
          <table:table-cell table:formula="of:=[.E151]+[.$C$5]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[.A152]*[.$C$15]" office:value-type="float" office:value="4.26719002145352" calcext:value-type="float">
            <text:p>4.267</text:p>
          </table:table-cell>
          <table:table-cell table:formula="of:=SIN([.B152])" office:value-type="float" office:value="-0.902525004092151" calcext:value-type="float">
            <text:p>-0.903</text:p>
          </table:table-cell>
          <table:table-cell table:formula="of:=[.$C$5]*[.C152]" office:value-type="float" office:value="-114.620675519703" calcext:value-type="float">
            <text:p>-114.621</text:p>
          </table:table-cell>
          <table:table-cell table:formula="of:=ROUND([.D152])" office:value-type="float" office:value="-115" calcext:value-type="float">
            <text:p>-115</text:p>
          </table:table-cell>
          <table:table-cell table:formula="of:=[.E152]+[.$C$5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[.A153]*[.$C$15]" office:value-type="float" office:value="4.30078994288228" calcext:value-type="float">
            <text:p>4.301</text:p>
          </table:table-cell>
          <table:table-cell table:formula="of:=SIN([.B153])" office:value-type="float" office:value="-0.91648225932151" calcext:value-type="float">
            <text:p>-0.916</text:p>
          </table:table-cell>
          <table:table-cell table:formula="of:=[.$C$5]*[.C153]" office:value-type="float" office:value="-116.393246933832" calcext:value-type="float">
            <text:p>-116.393</text:p>
          </table:table-cell>
          <table:table-cell table:formula="of:=ROUND([.D153])" office:value-type="float" office:value="-116" calcext:value-type="float">
            <text:p>-116</text:p>
          </table:table-cell>
          <table:table-cell table:formula="of:=[.E153]+[.$C$5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[.A154]*[.$C$15]" office:value-type="float" office:value="4.33438986431105" calcext:value-type="float">
            <text:p>4.334</text:p>
          </table:table-cell>
          <table:table-cell table:formula="of:=SIN([.B154])" office:value-type="float" office:value="-0.929404944915744" calcext:value-type="float">
            <text:p>-0.929</text:p>
          </table:table-cell>
          <table:table-cell table:formula="of:=[.$C$5]*[.C154]" office:value-type="float" office:value="-118.0344280043" calcext:value-type="float">
            <text:p>-118.034</text:p>
          </table:table-cell>
          <table:table-cell table:formula="of:=ROUND([.D154])" office:value-type="float" office:value="-118" calcext:value-type="float">
            <text:p>-118</text:p>
          </table:table-cell>
          <table:table-cell table:formula="of:=[.E154]+[.$C$5]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[.A155]*[.$C$15]" office:value-type="float" office:value="4.36798978573982" calcext:value-type="float">
            <text:p>4.368</text:p>
          </table:table-cell>
          <table:table-cell table:formula="of:=SIN([.B155])" office:value-type="float" office:value="-0.941278473120445" calcext:value-type="float">
            <text:p>-0.941</text:p>
          </table:table-cell>
          <table:table-cell table:formula="of:=[.$C$5]*[.C155]" office:value-type="float" office:value="-119.542366086296" calcext:value-type="float">
            <text:p>-119.542</text:p>
          </table:table-cell>
          <table:table-cell table:formula="of:=ROUND([.D155])" office:value-type="float" office:value="-120" calcext:value-type="float">
            <text:p>-120</text:p>
          </table:table-cell>
          <table:table-cell table:formula="of:=[.E155]+[.$C$5]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[.A156]*[.$C$15]" office:value-type="float" office:value="4.40158970716859" calcext:value-type="float">
            <text:p>4.402</text:p>
          </table:table-cell>
          <table:table-cell table:formula="of:=SIN([.B156])" office:value-type="float" office:value="-0.952089440520959" calcext:value-type="float">
            <text:p>-0.952</text:p>
          </table:table-cell>
          <table:table-cell table:formula="of:=[.$C$5]*[.C156]" office:value-type="float" office:value="-120.915358946162" calcext:value-type="float">
            <text:p>-120.915</text:p>
          </table:table-cell>
          <table:table-cell table:formula="of:=ROUND([.D156])" office:value-type="float" office:value="-121" calcext:value-type="float">
            <text:p>-121</text:p>
          </table:table-cell>
          <table:table-cell table:formula="of:=[.E156]+[.$C$5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[.A157]*[.$C$15]" office:value-type="float" office:value="4.43518962859736" calcext:value-type="float">
            <text:p>4.435</text:p>
          </table:table-cell>
          <table:table-cell table:formula="of:=SIN([.B157])" office:value-type="float" office:value="-0.961825643172819" calcext:value-type="float">
            <text:p>-0.962</text:p>
          </table:table-cell>
          <table:table-cell table:formula="of:=[.$C$5]*[.C157]" office:value-type="float" office:value="-122.151856682948" calcext:value-type="float">
            <text:p>-122.152</text:p>
          </table:table-cell>
          <table:table-cell table:formula="of:=ROUND([.D157])" office:value-type="float" office:value="-122" calcext:value-type="float">
            <text:p>-122</text:p>
          </table:table-cell>
          <table:table-cell table:formula="of:=[.E157]+[.$C$5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[.A158]*[.$C$15]" office:value-type="float" office:value="4.46878955002612" calcext:value-type="float">
            <text:p>4.469</text:p>
          </table:table-cell>
          <table:table-cell table:formula="of:=SIN([.B158])" office:value-type="float" office:value="-0.970476090378144" calcext:value-type="float">
            <text:p>-0.970</text:p>
          </table:table-cell>
          <table:table-cell table:formula="of:=[.$C$5]*[.C158]" office:value-type="float" office:value="-123.250463478024" calcext:value-type="float">
            <text:p>-123.250</text:p>
          </table:table-cell>
          <table:table-cell table:formula="of:=ROUND([.D158])" office:value-type="float" office:value="-123" calcext:value-type="float">
            <text:p>-123</text:p>
          </table:table-cell>
          <table:table-cell table:formula="of:=[.E158]+[.$C$5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[.A159]*[.$C$15]" office:value-type="float" office:value="4.50238947145489" calcext:value-type="float">
            <text:p>4.502</text:p>
          </table:table-cell>
          <table:table-cell table:formula="of:=SIN([.B159])" office:value-type="float" office:value="-0.978031017092475" calcext:value-type="float">
            <text:p>-0.978</text:p>
          </table:table-cell>
          <table:table-cell table:formula="of:=[.$C$5]*[.C159]" office:value-type="float" office:value="-124.209939170744" calcext:value-type="float">
            <text:p>-124.210</text:p>
          </table:table-cell>
          <table:table-cell table:formula="of:=ROUND([.D159])" office:value-type="float" office:value="-124" calcext:value-type="float">
            <text:p>-124</text:p>
          </table:table-cell>
          <table:table-cell table:formula="of:=[.E159]+[.$C$5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[.A160]*[.$C$15]" office:value-type="float" office:value="4.53598939288366" calcext:value-type="float">
            <text:p>4.536</text:p>
          </table:table-cell>
          <table:table-cell table:formula="of:=SIN([.B160])" office:value-type="float" office:value="-0.984481894948028" calcext:value-type="float">
            <text:p>-0.984</text:p>
          </table:table-cell>
          <table:table-cell table:formula="of:=[.$C$5]*[.C160]" office:value-type="float" office:value="-125.0292006584" calcext:value-type="float">
            <text:p>-125.029</text:p>
          </table:table-cell>
          <table:table-cell table:formula="of:=ROUND([.D160])" office:value-type="float" office:value="-125" calcext:value-type="float">
            <text:p>-125</text:p>
          </table:table-cell>
          <table:table-cell table:formula="of:=[.E160]+[.$C$5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[.A161]*[.$C$15]" office:value-type="float" office:value="4.56958931431243" calcext:value-type="float">
            <text:p>4.570</text:p>
          </table:table-cell>
          <table:table-cell table:formula="of:=SIN([.B161])" office:value-type="float" office:value="-0.989821441880933" calcext:value-type="float">
            <text:p>-0.990</text:p>
          </table:table-cell>
          <table:table-cell table:formula="of:=[.$C$5]*[.C161]" office:value-type="float" office:value="-125.707323118878" calcext:value-type="float">
            <text:p>-125.707</text:p>
          </table:table-cell>
          <table:table-cell table:formula="of:=ROUND([.D161])" office:value-type="float" office:value="-126" calcext:value-type="float">
            <text:p>-126</text:p>
          </table:table-cell>
          <table:table-cell table:formula="of:=[.E161]+[.$C$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[.A162]*[.$C$15]" office:value-type="float" office:value="4.60318923574119" calcext:value-type="float">
            <text:p>4.603</text:p>
          </table:table-cell>
          <table:table-cell table:formula="of:=SIN([.B162])" office:value-type="float" office:value="-0.994043630351576" calcext:value-type="float">
            <text:p>-0.994</text:p>
          </table:table-cell>
          <table:table-cell table:formula="of:=[.$C$5]*[.C162]" office:value-type="float" office:value="-126.24354105465" calcext:value-type="float">
            <text:p>-126.244</text:p>
          </table:table-cell>
          <table:table-cell table:formula="of:=ROUND([.D162])" office:value-type="float" office:value="-126" calcext:value-type="float">
            <text:p>-126</text:p>
          </table:table-cell>
          <table:table-cell table:formula="of:=[.E162]+[.$C$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[.A163]*[.$C$15]" office:value-type="float" office:value="4.63678915716996" calcext:value-type="float">
            <text:p>4.637</text:p>
          </table:table-cell>
          <table:table-cell table:formula="of:=SIN([.B163])" office:value-type="float" office:value="-0.997143694148783" calcext:value-type="float">
            <text:p>-0.997</text:p>
          </table:table-cell>
          <table:table-cell table:formula="of:=[.$C$5]*[.C163]" office:value-type="float" office:value="-126.637249156895" calcext:value-type="float">
            <text:p>-126.637</text:p>
          </table:table-cell>
          <table:table-cell table:formula="of:=ROUND([.D163])" office:value-type="float" office:value="-127" calcext:value-type="float">
            <text:p>-127</text:p>
          </table:table-cell>
          <table:table-cell table:formula="of:=[.E163]+[.$C$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[.A164]*[.$C$15]" office:value-type="float" office:value="4.67038907859873" calcext:value-type="float">
            <text:p>4.670</text:p>
          </table:table-cell>
          <table:table-cell table:formula="of:=SIN([.B164])" office:value-type="float" office:value="-0.999118133770149" calcext:value-type="float">
            <text:p>-0.999</text:p>
          </table:table-cell>
          <table:table-cell table:formula="of:=[.$C$5]*[.C164]" office:value-type="float" office:value="-126.888002988809" calcext:value-type="float">
            <text:p>-126.888</text:p>
          </table:table-cell>
          <table:table-cell table:formula="of:=ROUND([.D164])" office:value-type="float" office:value="-127" calcext:value-type="float">
            <text:p>-127</text:p>
          </table:table-cell>
          <table:table-cell table:formula="of:=[.E164]+[.$C$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[.A165]*[.$C$15]" office:value-type="float" office:value="4.7039890000275" calcext:value-type="float">
            <text:p>4.704</text:p>
          </table:table-cell>
          <table:table-cell table:formula="of:=SIN([.B165])" office:value-type="float" office:value="-0.999964720372443" calcext:value-type="float">
            <text:p>-1.000</text:p>
          </table:table-cell>
          <table:table-cell table:formula="of:=[.$C$5]*[.C165]" office:value-type="float" office:value="-126.9955194873" calcext:value-type="float">
            <text:p>-126.996</text:p>
          </table:table-cell>
          <table:table-cell table:formula="of:=ROUND([.D165])" office:value-type="float" office:value="-127" calcext:value-type="float">
            <text:p>-127</text:p>
          </table:table-cell>
          <table:table-cell table:formula="of:=[.E165]+[.$C$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[.A166]*[.$C$15]" office:value-type="float" office:value="4.73758892145627" calcext:value-type="float">
            <text:p>4.738</text:p>
          </table:table-cell>
          <table:table-cell table:formula="of:=SIN([.B166])" office:value-type="float" office:value="-0.99968249828764" calcext:value-type="float">
            <text:p>-1.000</text:p>
          </table:table-cell>
          <table:table-cell table:formula="of:=[.$C$5]*[.C166]" office:value-type="float" office:value="-126.95967728253" calcext:value-type="float">
            <text:p>-126.960</text:p>
          </table:table-cell>
          <table:table-cell table:formula="of:=ROUND([.D166])" office:value-type="float" office:value="-127" calcext:value-type="float">
            <text:p>-127</text:p>
          </table:table-cell>
          <table:table-cell table:formula="of:=[.E166]+[.$C$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[.A167]*[.$C$15]" office:value-type="float" office:value="4.77118884288503" calcext:value-type="float">
            <text:p>4.771</text:p>
          </table:table-cell>
          <table:table-cell table:formula="of:=SIN([.B167])" office:value-type="float" office:value="-0.99827178610172" calcext:value-type="float">
            <text:p>-0.998</text:p>
          </table:table-cell>
          <table:table-cell table:formula="of:=[.$C$5]*[.C167]" office:value-type="float" office:value="-126.780516834918" calcext:value-type="float">
            <text:p>-126.781</text:p>
          </table:table-cell>
          <table:table-cell table:formula="of:=ROUND([.D167])" office:value-type="float" office:value="-127" calcext:value-type="float">
            <text:p>-127</text:p>
          </table:table-cell>
          <table:table-cell table:formula="of:=[.E167]+[.$C$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[.A168]*[.$C$15]" office:value-type="float" office:value="4.8047887643138" calcext:value-type="float">
            <text:p>4.805</text:p>
          </table:table-cell>
          <table:table-cell table:formula="of:=SIN([.B168])" office:value-type="float" office:value="-0.995734176295035" calcext:value-type="float">
            <text:p>-0.996</text:p>
          </table:table-cell>
          <table:table-cell table:formula="of:=[.$C$5]*[.C168]" office:value-type="float" office:value="-126.458240389469" calcext:value-type="float">
            <text:p>-126.458</text:p>
          </table:table-cell>
          <table:table-cell table:formula="of:=ROUND([.D168])" office:value-type="float" office:value="-126" calcext:value-type="float">
            <text:p>-126</text:p>
          </table:table-cell>
          <table:table-cell table:formula="of:=[.E168]+[.$C$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[.A169]*[.$C$15]" office:value-type="float" office:value="4.83838868574257" calcext:value-type="float">
            <text:p>4.838</text:p>
          </table:table-cell>
          <table:table-cell table:formula="of:=SIN([.B169])" office:value-type="float" office:value="-0.99207253344464" calcext:value-type="float">
            <text:p>-0.992</text:p>
          </table:table-cell>
          <table:table-cell table:formula="of:=[.$C$5]*[.C169]" office:value-type="float" office:value="-125.993211747469" calcext:value-type="float">
            <text:p>-125.993</text:p>
          </table:table-cell>
          <table:table-cell table:formula="of:=ROUND([.D169])" office:value-type="float" office:value="-126" calcext:value-type="float">
            <text:p>-126</text:p>
          </table:table-cell>
          <table:table-cell table:formula="of:=[.E169]+[.$C$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[.A170]*[.$C$15]" office:value-type="float" office:value="4.87198860717134" calcext:value-type="float">
            <text:p>4.872</text:p>
          </table:table-cell>
          <table:table-cell table:formula="of:=SIN([.B170])" office:value-type="float" office:value="-0.987290990990622" calcext:value-type="float">
            <text:p>-0.987</text:p>
          </table:table-cell>
          <table:table-cell table:formula="of:=[.$C$5]*[.C170]" office:value-type="float" office:value="-125.385955855809" calcext:value-type="float">
            <text:p>-125.386</text:p>
          </table:table-cell>
          <table:table-cell table:formula="of:=ROUND([.D170])" office:value-type="float" office:value="-125" calcext:value-type="float">
            <text:p>-125</text:p>
          </table:table-cell>
          <table:table-cell table:formula="of:=[.E170]+[.$C$5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[.A171]*[.$C$15]" office:value-type="float" office:value="4.90558852860011" calcext:value-type="float">
            <text:p>4.906</text:p>
          </table:table-cell>
          <table:table-cell table:formula="of:=SIN([.B171])" office:value-type="float" office:value="-0.981394946570065" calcext:value-type="float">
            <text:p>-0.981</text:p>
          </table:table-cell>
          <table:table-cell table:formula="of:=[.$C$5]*[.C171]" office:value-type="float" office:value="-124.637158214398" calcext:value-type="float">
            <text:p>-124.637</text:p>
          </table:table-cell>
          <table:table-cell table:formula="of:=ROUND([.D171])" office:value-type="float" office:value="-125" calcext:value-type="float">
            <text:p>-125</text:p>
          </table:table-cell>
          <table:table-cell table:formula="of:=[.E171]+[.$C$5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[.A172]*[.$C$15]" office:value-type="float" office:value="4.93918845002887" calcext:value-type="float">
            <text:p>4.939</text:p>
          </table:table-cell>
          <table:table-cell table:formula="of:=SIN([.B172])" office:value-type="float" office:value="-0.974391055923944" calcext:value-type="float">
            <text:p>-0.974</text:p>
          </table:table-cell>
          <table:table-cell table:formula="of:=[.$C$5]*[.C172]" office:value-type="float" office:value="-123.747664102341" calcext:value-type="float">
            <text:p>-123.748</text:p>
          </table:table-cell>
          <table:table-cell table:formula="of:=ROUND([.D172])" office:value-type="float" office:value="-124" calcext:value-type="float">
            <text:p>-124</text:p>
          </table:table-cell>
          <table:table-cell table:formula="of:=[.E172]+[.$C$5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[.A173]*[.$C$15]" office:value-type="float" office:value="4.97278837145764" calcext:value-type="float">
            <text:p>4.973</text:p>
          </table:table-cell>
          <table:table-cell table:formula="of:=SIN([.B173])" office:value-type="float" office:value="-0.966287225383796" calcext:value-type="float">
            <text:p>-0.966</text:p>
          </table:table-cell>
          <table:table-cell table:formula="of:=[.$C$5]*[.C173]" office:value-type="float" office:value="-122.718477623742" calcext:value-type="float">
            <text:p>-122.718</text:p>
          </table:table-cell>
          <table:table-cell table:formula="of:=ROUND([.D173])" office:value-type="float" office:value="-123" calcext:value-type="float">
            <text:p>-123</text:p>
          </table:table-cell>
          <table:table-cell table:formula="of:=[.E173]+[.$C$5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[.A174]*[.$C$15]" office:value-type="float" office:value="5.00638829288641" calcext:value-type="float">
            <text:p>5.006</text:p>
          </table:table-cell>
          <table:table-cell table:formula="of:=SIN([.B174])" office:value-type="float" office:value="-0.957092602946671" calcext:value-type="float">
            <text:p>-0.957</text:p>
          </table:table-cell>
          <table:table-cell table:formula="of:=[.$C$5]*[.C174]" office:value-type="float" office:value="-121.550760574227" calcext:value-type="float">
            <text:p>-121.551</text:p>
          </table:table-cell>
          <table:table-cell table:formula="of:=ROUND([.D174])" office:value-type="float" office:value="-122" calcext:value-type="float">
            <text:p>-122</text:p>
          </table:table-cell>
          <table:table-cell table:formula="of:=[.E174]+[.$C$5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.A175]*[.$C$15]" office:value-type="float" office:value="5.03998821431518" calcext:value-type="float">
            <text:p>5.040</text:p>
          </table:table-cell>
          <table:table-cell table:formula="of:=SIN([.B175])" office:value-type="float" office:value="-0.94681756794843" calcext:value-type="float">
            <text:p>-0.947</text:p>
          </table:table-cell>
          <table:table-cell table:formula="of:=[.$C$5]*[.C175]" office:value-type="float" office:value="-120.245831129451" calcext:value-type="float">
            <text:p>-120.246</text:p>
          </table:table-cell>
          <table:table-cell table:formula="of:=ROUND([.D175])" office:value-type="float" office:value="-120" calcext:value-type="float">
            <text:p>-120</text:p>
          </table:table-cell>
          <table:table-cell table:formula="of:=[.E175]+[.$C$5]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[.A176]*[.$C$15]" office:value-type="float" office:value="5.07358813574394" calcext:value-type="float">
            <text:p>5.074</text:p>
          </table:table-cell>
          <table:table-cell table:formula="of:=SIN([.B176])" office:value-type="float" office:value="-0.935473719347047" calcext:value-type="float">
            <text:p>-0.935</text:p>
          </table:table-cell>
          <table:table-cell table:formula="of:=[.$C$5]*[.C176]" office:value-type="float" office:value="-118.805162357075" calcext:value-type="float">
            <text:p>-118.805</text:p>
          </table:table-cell>
          <table:table-cell table:formula="of:=ROUND([.D176])" office:value-type="float" office:value="-119" calcext:value-type="float">
            <text:p>-119</text:p>
          </table:table-cell>
          <table:table-cell table:formula="of:=[.E176]+[.$C$5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[.A177]*[.$C$15]" office:value-type="float" office:value="5.10718805717271" calcext:value-type="float">
            <text:p>5.107</text:p>
          </table:table-cell>
          <table:table-cell table:formula="of:=SIN([.B177])" office:value-type="float" office:value="-0.923073862629139" calcext:value-type="float">
            <text:p>-0.923</text:p>
          </table:table-cell>
          <table:table-cell table:formula="of:=[.$C$5]*[.C177]" office:value-type="float" office:value="-117.230380553901" calcext:value-type="float">
            <text:p>-117.230</text:p>
          </table:table-cell>
          <table:table-cell table:formula="of:=ROUND([.D177])" office:value-type="float" office:value="-117" calcext:value-type="float">
            <text:p>-117</text:p>
          </table:table-cell>
          <table:table-cell table:formula="of:=[.E177]+[.$C$5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[.A178]*[.$C$15]" office:value-type="float" office:value="5.14078797860148" calcext:value-type="float">
            <text:p>5.141</text:p>
          </table:table-cell>
          <table:table-cell table:formula="of:=SIN([.B178])" office:value-type="float" office:value="-0.909631995354519" calcext:value-type="float">
            <text:p>-0.910</text:p>
          </table:table-cell>
          <table:table-cell table:formula="of:=[.$C$5]*[.C178]" office:value-type="float" office:value="-115.523263410024" calcext:value-type="float">
            <text:p>-115.523</text:p>
          </table:table-cell>
          <table:table-cell table:formula="of:=ROUND([.D178])" office:value-type="float" office:value="-116" calcext:value-type="float">
            <text:p>-116</text:p>
          </table:table-cell>
          <table:table-cell table:formula="of:=[.E178]+[.$C$5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[.A179]*[.$C$15]" office:value-type="float" office:value="5.17438790003025" calcext:value-type="float">
            <text:p>5.174</text:p>
          </table:table-cell>
          <table:table-cell table:formula="of:=SIN([.B179])" office:value-type="float" office:value="-0.895163291355063" calcext:value-type="float">
            <text:p>-0.895</text:p>
          </table:table-cell>
          <table:table-cell table:formula="of:=[.$C$5]*[.C179]" office:value-type="float" office:value="-113.685738002093" calcext:value-type="float">
            <text:p>-113.686</text:p>
          </table:table-cell>
          <table:table-cell table:formula="of:=ROUND([.D179])" office:value-type="float" office:value="-114" calcext:value-type="float">
            <text:p>-114</text:p>
          </table:table-cell>
          <table:table-cell table:formula="of:=[.E179]+[.$C$5]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[.A180]*[.$C$15]" office:value-type="float" office:value="5.20798782145902" calcext:value-type="float">
            <text:p>5.208</text:p>
          </table:table-cell>
          <table:table-cell table:formula="of:=SIN([.B180])" office:value-type="float" office:value="-0.879684083605758" calcext:value-type="float">
            <text:p>-0.880</text:p>
          </table:table-cell>
          <table:table-cell table:formula="of:=[.$C$5]*[.C180]" office:value-type="float" office:value="-111.719878617931" calcext:value-type="float">
            <text:p>-111.720</text:p>
          </table:table-cell>
          <table:table-cell table:formula="of:=ROUND([.D180])" office:value-type="float" office:value="-112" calcext:value-type="float">
            <text:p>-112</text:p>
          </table:table-cell>
          <table:table-cell table:formula="of:=[.E180]+[.$C$5]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[.A181]*[.$C$15]" office:value-type="float" office:value="5.24158774288778" calcext:value-type="float">
            <text:p>5.242</text:p>
          </table:table-cell>
          <table:table-cell table:formula="of:=SIN([.B181])" office:value-type="float" office:value="-0.863211845787247" calcext:value-type="float">
            <text:p>-0.863</text:p>
          </table:table-cell>
          <table:table-cell table:formula="of:=[.$C$5]*[.C181]" office:value-type="float" office:value="-109.62790441498" calcext:value-type="float">
            <text:p>-109.628</text:p>
          </table:table-cell>
          <table:table-cell table:formula="of:=ROUND([.D181])" office:value-type="float" office:value="-110" calcext:value-type="float">
            <text:p>-110</text:p>
          </table:table-cell>
          <table:table-cell table:formula="of:=[.E181]+[.$C$5]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[.A182]*[.$C$15]" office:value-type="float" office:value="5.27518766431655" calcext:value-type="float">
            <text:p>5.275</text:p>
          </table:table-cell>
          <table:table-cell table:formula="of:=SIN([.B182])" office:value-type="float" office:value="-0.845765172560686" calcext:value-type="float">
            <text:p>-0.846</text:p>
          </table:table-cell>
          <table:table-cell table:formula="of:=[.$C$5]*[.C182]" office:value-type="float" office:value="-107.412176915207" calcext:value-type="float">
            <text:p>-107.412</text:p>
          </table:table-cell>
          <table:table-cell table:formula="of:=ROUND([.D182])" office:value-type="float" office:value="-107" calcext:value-type="float">
            <text:p>-107</text:p>
          </table:table-cell>
          <table:table-cell table:formula="of:=[.E182]+[.$C$5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[.A183]*[.$C$15]" office:value-type="float" office:value="5.30878758574532" calcext:value-type="float">
            <text:p>5.309</text:p>
          </table:table-cell>
          <table:table-cell table:formula="of:=SIN([.B183])" office:value-type="float" office:value="-0.827363758577196" calcext:value-type="float">
            <text:p>-0.827</text:p>
          </table:table-cell>
          <table:table-cell table:formula="of:=[.$C$5]*[.C183]" office:value-type="float" office:value="-105.075197339304" calcext:value-type="float">
            <text:p>-105.075</text:p>
          </table:table-cell>
          <table:table-cell table:formula="of:=ROUND([.D183])" office:value-type="float" office:value="-105" calcext:value-type="float">
            <text:p>-105</text:p>
          </table:table-cell>
          <table:table-cell table:formula="of:=[.E183]+[.$C$5]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[.A184]*[.$C$15]" office:value-type="float" office:value="5.34238750717409" calcext:value-type="float">
            <text:p>5.342</text:p>
          </table:table-cell>
          <table:table-cell table:formula="of:=SIN([.B184])" office:value-type="float" office:value="-0.808028376245579" calcext:value-type="float">
            <text:p>-0.808</text:p>
          </table:table-cell>
          <table:table-cell table:formula="of:=[.$C$5]*[.C184]" office:value-type="float" office:value="-102.619603783189" calcext:value-type="float">
            <text:p>-102.620</text:p>
          </table:table-cell>
          <table:table-cell table:formula="of:=ROUND([.D184])" office:value-type="float" office:value="-103" calcext:value-type="float">
            <text:p>-103</text:p>
          </table:table-cell>
          <table:table-cell table:formula="of:=[.E184]+[.$C$5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[.A185]*[.$C$15]" office:value-type="float" office:value="5.37598742860285" calcext:value-type="float">
            <text:p>5.376</text:p>
          </table:table-cell>
          <table:table-cell table:formula="of:=SIN([.B185])" office:value-type="float" office:value="-0.787780852283418" calcext:value-type="float">
            <text:p>-0.788</text:p>
          </table:table-cell>
          <table:table-cell table:formula="of:=[.$C$5]*[.C185]" office:value-type="float" office:value="-100.048168239994" calcext:value-type="float">
            <text:p>-100.048</text:p>
          </table:table-cell>
          <table:table-cell table:formula="of:=ROUND([.D185])" office:value-type="float" office:value="-100" calcext:value-type="float">
            <text:p>-100</text:p>
          </table:table-cell>
          <table:table-cell table:formula="of:=[.E185]+[.$C$5]"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[.A186]*[.$C$15]" office:value-type="float" office:value="5.40958735003162" calcext:value-type="float">
            <text:p>5.410</text:p>
          </table:table-cell>
          <table:table-cell table:formula="of:=SIN([.B186])" office:value-type="float" office:value="-0.766644043078017" calcext:value-type="float">
            <text:p>-0.767</text:p>
          </table:table-cell>
          <table:table-cell table:formula="of:=[.$C$5]*[.C186]" office:value-type="float" office:value="-97.3637934709082" calcext:value-type="float">
            <text:p>-97.364</text:p>
          </table:table-cell>
          <table:table-cell table:formula="of:=ROUND([.D186])" office:value-type="float" office:value="-97" calcext:value-type="float">
            <text:p>-97</text:p>
          </table:table-cell>
          <table:table-cell table:formula="of:=[.E186]+[.$C$5]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[.A187]*[.$C$15]" office:value-type="float" office:value="5.44318727146039" calcext:value-type="float">
            <text:p>5.443</text:p>
          </table:table-cell>
          <table:table-cell table:formula="of:=SIN([.B187])" office:value-type="float" office:value="-0.744641808885007" calcext:value-type="float">
            <text:p>-0.745</text:p>
          </table:table-cell>
          <table:table-cell table:formula="of:=[.$C$5]*[.C187]" office:value-type="float" office:value="-94.5695097283959" calcext:value-type="float">
            <text:p>-94.570</text:p>
          </table:table-cell>
          <table:table-cell table:formula="of:=ROUND([.D187])" office:value-type="float" office:value="-95" calcext:value-type="float">
            <text:p>-95</text:p>
          </table:table-cell>
          <table:table-cell table:formula="of:=[.E187]+[.$C$5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[.A188]*[.$C$15]" office:value-type="float" office:value="5.47678719288916" calcext:value-type="float">
            <text:p>5.477</text:p>
          </table:table-cell>
          <table:table-cell table:formula="of:=SIN([.B188])" office:value-type="float" office:value="-0.721798986893727" calcext:value-type="float">
            <text:p>-0.722</text:p>
          </table:table-cell>
          <table:table-cell table:formula="of:=[.$C$5]*[.C188]" office:value-type="float" office:value="-91.6684713355033" calcext:value-type="float">
            <text:p>-91.668</text:p>
          </table:table-cell>
          <table:table-cell table:formula="of:=ROUND([.D188])" office:value-type="float" office:value="-92" calcext:value-type="float">
            <text:p>-92</text:p>
          </table:table-cell>
          <table:table-cell table:formula="of:=[.E188]+[.$C$5]"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[.A189]*[.$C$15]" office:value-type="float" office:value="5.51038711431793" calcext:value-type="float">
            <text:p>5.510</text:p>
          </table:table-cell>
          <table:table-cell table:formula="of:=SIN([.B189])" office:value-type="float" office:value="-0.698141363189802" calcext:value-type="float">
            <text:p>-0.698</text:p>
          </table:table-cell>
          <table:table-cell table:formula="of:=[.$C$5]*[.C189]" office:value-type="float" office:value="-88.6639531251048" calcext:value-type="float">
            <text:p>-88.664</text:p>
          </table:table-cell>
          <table:table-cell table:formula="of:=ROUND([.D189])" office:value-type="float" office:value="-89" calcext:value-type="float">
            <text:p>-89</text:p>
          </table:table-cell>
          <table:table-cell table:formula="of:=[.E189]+[.$C$5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[.A190]*[.$C$15]" office:value-type="float" office:value="5.54398703574669" calcext:value-type="float">
            <text:p>5.544</text:p>
          </table:table-cell>
          <table:table-cell table:formula="of:=SIN([.B190])" office:value-type="float" office:value="-0.673695643646558" calcext:value-type="float">
            <text:p>-0.674</text:p>
          </table:table-cell>
          <table:table-cell table:formula="of:=[.$C$5]*[.C190]" office:value-type="float" office:value="-85.5593467431129" calcext:value-type="float">
            <text:p>-85.559</text:p>
          </table:table-cell>
          <table:table-cell table:formula="of:=ROUND([.D190])" office:value-type="float" office:value="-86" calcext:value-type="float">
            <text:p>-86</text:p>
          </table:table-cell>
          <table:table-cell table:formula="of:=[.E190]+[.$C$5]"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[.A191]*[.$C$15]" office:value-type="float" office:value="5.57758695717546" calcext:value-type="float">
            <text:p>5.578</text:p>
          </table:table-cell>
          <table:table-cell table:formula="of:=SIN([.B191])" office:value-type="float" office:value="-0.648489423778138" calcext:value-type="float">
            <text:p>-0.648</text:p>
          </table:table-cell>
          <table:table-cell table:formula="of:=[.$C$5]*[.C191]" office:value-type="float" office:value="-82.3581568198235" calcext:value-type="float">
            <text:p>-82.358</text:p>
          </table:table-cell>
          <table:table-cell table:formula="of:=ROUND([.D191])" office:value-type="float" office:value="-82" calcext:value-type="float">
            <text:p>-82</text:p>
          </table:table-cell>
          <table:table-cell table:formula="of:=[.E191]+[.$C$5]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[.A192]*[.$C$15]" office:value-type="float" office:value="5.61118687860423" calcext:value-type="float">
            <text:p>5.611</text:p>
          </table:table-cell>
          <table:table-cell table:formula="of:=SIN([.B192])" office:value-type="float" office:value="-0.622551157588343" calcext:value-type="float">
            <text:p>-0.623</text:p>
          </table:table-cell>
          <table:table-cell table:formula="of:=[.$C$5]*[.C192]" office:value-type="float" office:value="-79.0639970137196" calcext:value-type="float">
            <text:p>-79.064</text:p>
          </table:table-cell>
          <table:table-cell table:formula="of:=ROUND([.D192])" office:value-type="float" office:value="-79" calcext:value-type="float">
            <text:p>-79</text:p>
          </table:table-cell>
          <table:table-cell table:formula="of:=[.E192]+[.$C$5]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[.A193]*[.$C$15]" office:value-type="float" office:value="5.644786800033" calcext:value-type="float">
            <text:p>5.645</text:p>
          </table:table-cell>
          <table:table-cell table:formula="of:=SIN([.B193])" office:value-type="float" office:value="-0.59591012545038" calcext:value-type="float">
            <text:p>-0.596</text:p>
          </table:table-cell>
          <table:table-cell table:formula="of:=[.$C$5]*[.C193]" office:value-type="float" office:value="-75.6805859321983" calcext:value-type="float">
            <text:p>-75.681</text:p>
          </table:table-cell>
          <table:table-cell table:formula="of:=ROUND([.D193])" office:value-type="float" office:value="-76" calcext:value-type="float">
            <text:p>-76</text:p>
          </table:table-cell>
          <table:table-cell table:formula="of:=[.E193]+[.$C$5]" office:value-type="float" office:value="51" calcext:value-type="float">
            <text:p>51</text:p>
          </table:table-cell>
          <table:table-cell table:number-columns-repeated="2"/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[.A194]*[.$C$15]" office:value-type="float" office:value="5.67838672146177" calcext:value-type="float">
            <text:p>5.678</text:p>
          </table:table-cell>
          <table:table-cell table:formula="of:=SIN([.B194])" office:value-type="float" office:value="-0.568596401053747" calcext:value-type="float">
            <text:p>-0.569</text:p>
          </table:table-cell>
          <table:table-cell table:formula="of:=[.$C$5]*[.C194]" office:value-type="float" office:value="-72.2117429338259" calcext:value-type="float">
            <text:p>-72.212</text:p>
          </table:table-cell>
          <table:table-cell table:formula="of:=ROUND([.D194])" office:value-type="float" office:value="-72" calcext:value-type="float">
            <text:p>-72</text:p>
          </table:table-cell>
          <table:table-cell table:formula="of:=[.E194]+[.$C$5]" office:value-type="float" office:value="55" calcext:value-type="float">
            <text:p>55</text:p>
          </table:table-cell>
          <table:table-cell table:number-columns-repeated="2"/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[.A195]*[.$C$15]" office:value-type="float" office:value="5.71198664289053" calcext:value-type="float">
            <text:p>5.712</text:p>
          </table:table-cell>
          <table:table-cell table:formula="of:=SIN([.B195])" office:value-type="float" office:value="-0.540640817455598" calcext:value-type="float">
            <text:p>-0.541</text:p>
          </table:table-cell>
          <table:table-cell table:formula="of:=[.$C$5]*[.C195]" office:value-type="float" office:value="-68.661383816861" calcext:value-type="float">
            <text:p>-68.661</text:p>
          </table:table-cell>
          <table:table-cell table:formula="of:=ROUND([.D195])" office:value-type="float" office:value="-69" calcext:value-type="float">
            <text:p>-69</text:p>
          </table:table-cell>
          <table:table-cell table:formula="of:=[.E195]+[.$C$5]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[.A196]*[.$C$15]" office:value-type="float" office:value="5.7455865643193" calcext:value-type="float">
            <text:p>5.746</text:p>
          </table:table-cell>
          <table:table-cell table:formula="of:=SIN([.B196])" office:value-type="float" office:value="-0.512074932274893" calcext:value-type="float">
            <text:p>-0.512</text:p>
          </table:table-cell>
          <table:table-cell table:formula="of:=[.$C$5]*[.C196]" office:value-type="float" office:value="-65.0335163989115" calcext:value-type="float">
            <text:p>-65.034</text:p>
          </table:table-cell>
          <table:table-cell table:formula="of:=ROUND([.D196])" office:value-type="float" office:value="-65" calcext:value-type="float">
            <text:p>-65</text:p>
          </table:table-cell>
          <table:table-cell table:formula="of:=[.E196]+[.$C$5]" office:value-type="float" office:value="62" calcext:value-type="float">
            <text:p>62</text:p>
          </table:table-cell>
          <table:table-cell table:number-columns-repeated="2"/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[.A197]*[.$C$15]" office:value-type="float" office:value="5.77918648574807" calcext:value-type="float">
            <text:p>5.779</text:p>
          </table:table-cell>
          <table:table-cell table:formula="of:=SIN([.B197])" office:value-type="float" office:value="-0.482930992068625" calcext:value-type="float">
            <text:p>-0.483</text:p>
          </table:table-cell>
          <table:table-cell table:formula="of:=[.$C$5]*[.C197]" office:value-type="float" office:value="-61.3322359927153" calcext:value-type="float">
            <text:p>-61.332</text:p>
          </table:table-cell>
          <table:table-cell table:formula="of:=ROUND([.D197])" office:value-type="float" office:value="-61" calcext:value-type="float">
            <text:p>-61</text:p>
          </table:table-cell>
          <table:table-cell table:formula="of:=[.E197]+[.$C$5]"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[.A198]*[.$C$15]" office:value-type="float" office:value="5.81278640717684" calcext:value-type="float">
            <text:p>5.813</text:p>
          </table:table-cell>
          <table:table-cell table:formula="of:=SIN([.B198])" office:value-type="float" office:value="-0.453241895930343" calcext:value-type="float">
            <text:p>-0.453</text:p>
          </table:table-cell>
          <table:table-cell table:formula="of:=[.$C$5]*[.C198]" office:value-type="float" office:value="-57.5617207831535" calcext:value-type="float">
            <text:p>-57.562</text:p>
          </table:table-cell>
          <table:table-cell table:formula="of:=ROUND([.D198])" office:value-type="float" office:value="-58" calcext:value-type="float">
            <text:p>-58</text:p>
          </table:table-cell>
          <table:table-cell table:formula="of:=[.E198]+[.$C$5]" office:value-type="float" office:value="69" calcext:value-type="float">
            <text:p>69</text:p>
          </table:table-cell>
          <table:table-cell table:number-columns-repeated="2"/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[.A199]*[.$C$15]" office:value-type="float" office:value="5.8463863286056" calcext:value-type="float">
            <text:p>5.846</text:p>
          </table:table-cell>
          <table:table-cell table:formula="of:=SIN([.B199])" office:value-type="float" office:value="-0.423041158352058" calcext:value-type="float">
            <text:p>-0.423</text:p>
          </table:table-cell>
          <table:table-cell table:formula="of:=[.$C$5]*[.C199]" office:value-type="float" office:value="-53.7262271107114" calcext:value-type="float">
            <text:p>-53.726</text:p>
          </table:table-cell>
          <table:table-cell table:formula="of:=ROUND([.D199])" office:value-type="float" office:value="-54" calcext:value-type="float">
            <text:p>-54</text:p>
          </table:table-cell>
          <table:table-cell table:formula="of:=[.E199]+[.$C$5]" office:value-type="float" office:value="73" calcext:value-type="float">
            <text:p>73</text:p>
          </table:table-cell>
          <table:table-cell table:number-columns-repeated="2"/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[.A200]*[.$C$15]" office:value-type="float" office:value="5.87998625003437" calcext:value-type="float">
            <text:p>5.880</text:p>
          </table:table-cell>
          <table:table-cell table:formula="of:=SIN([.B200])" office:value-type="float" office:value="-0.392362871391462" calcext:value-type="float">
            <text:p>-0.392</text:p>
          </table:table-cell>
          <table:table-cell table:formula="of:=[.$C$5]*[.C200]" office:value-type="float" office:value="-49.8300846667157" calcext:value-type="float">
            <text:p>-49.830</text:p>
          </table:table-cell>
          <table:table-cell table:formula="of:=ROUND([.D200])" office:value-type="float" office:value="-50" calcext:value-type="float">
            <text:p>-50</text:p>
          </table:table-cell>
          <table:table-cell table:formula="of:=[.E200]+[.$C$5]"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[.A201]*[.$C$15]" office:value-type="float" office:value="5.91358617146314" calcext:value-type="float">
            <text:p>5.914</text:p>
          </table:table-cell>
          <table:table-cell table:formula="of:=SIN([.B201])" office:value-type="float" office:value="-0.361241666187154" calcext:value-type="float">
            <text:p>-0.361</text:p>
          </table:table-cell>
          <table:table-cell table:formula="of:=[.$C$5]*[.C201]" office:value-type="float" office:value="-45.8776916057685" calcext:value-type="float">
            <text:p>-45.878</text:p>
          </table:table-cell>
          <table:table-cell table:formula="of:=ROUND([.D201])" office:value-type="float" office:value="-46" calcext:value-type="float">
            <text:p>-46</text:p>
          </table:table-cell>
          <table:table-cell table:formula="of:=[.E201]+[.$C$5]"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[.A202]*[.$C$15]" office:value-type="float" office:value="5.94718609289191" calcext:value-type="float">
            <text:p>5.947</text:p>
          </table:table-cell>
          <table:table-cell table:formula="of:=SIN([.B202])" office:value-type="float" office:value="-0.329712673865333" calcext:value-type="float">
            <text:p>-0.330</text:p>
          </table:table-cell>
          <table:table-cell table:formula="of:=[.$C$5]*[.C202]" office:value-type="float" office:value="-41.8735095808973" calcext:value-type="float">
            <text:p>-41.874</text:p>
          </table:table-cell>
          <table:table-cell table:formula="of:=ROUND([.D202])" office:value-type="float" office:value="-42" calcext:value-type="float">
            <text:p>-42</text:p>
          </table:table-cell>
          <table:table-cell table:formula="of:=[.E202]+[.$C$5]"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[.A203]*[.$C$15]" office:value-type="float" office:value="5.98078601432068" calcext:value-type="float">
            <text:p>5.981</text:p>
          </table:table-cell>
          <table:table-cell table:formula="of:=SIN([.B203])" office:value-type="float" office:value="-0.297811485882084" calcext:value-type="float">
            <text:p>-0.298</text:p>
          </table:table-cell>
          <table:table-cell table:formula="of:=[.$C$5]*[.C203]" office:value-type="float" office:value="-37.8220587070246" calcext:value-type="float">
            <text:p>-37.822</text:p>
          </table:table-cell>
          <table:table-cell table:formula="of:=ROUND([.D203])" office:value-type="float" office:value="-38" calcext:value-type="float">
            <text:p>-38</text:p>
          </table:table-cell>
          <table:table-cell table:formula="of:=[.E203]+[.$C$5]"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[.A204]*[.$C$15]" office:value-type="float" office:value="6.01438593574944" calcext:value-type="float">
            <text:p>6.014</text:p>
          </table:table-cell>
          <table:table-cell table:formula="of:=SIN([.B204])" office:value-type="float" office:value="-0.265574113846005" calcext:value-type="float">
            <text:p>-0.266</text:p>
          </table:table-cell>
          <table:table-cell table:formula="of:=[.$C$5]*[.C204]" office:value-type="float" office:value="-33.7279124584426" calcext:value-type="float">
            <text:p>-33.728</text:p>
          </table:table-cell>
          <table:table-cell table:formula="of:=ROUND([.D204])" office:value-type="float" office:value="-34" calcext:value-type="float">
            <text:p>-34</text:p>
          </table:table-cell>
          <table:table-cell table:formula="of:=[.E204]+[.$C$5]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[.A205]*[.$C$15]" office:value-type="float" office:value="6.04798585717821" calcext:value-type="float">
            <text:p>6.048</text:p>
          </table:table-cell>
          <table:table-cell table:formula="of:=SIN([.B205])" office:value-type="float" office:value="-0.233036948866565" calcext:value-type="float">
            <text:p>-0.233</text:p>
          </table:table-cell>
          <table:table-cell table:formula="of:=[.$C$5]*[.C205]" office:value-type="float" office:value="-29.5956925060538" calcext:value-type="float">
            <text:p>-29.596</text:p>
          </table:table-cell>
          <table:table-cell table:formula="of:=ROUND([.D205])" office:value-type="float" office:value="-30" calcext:value-type="float">
            <text:p>-30</text:p>
          </table:table-cell>
          <table:table-cell table:formula="of:=[.E205]+[.$C$5]"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[.A206]*[.$C$15]" office:value-type="float" office:value="6.08158577860698" calcext:value-type="float">
            <text:p>6.082</text:p>
          </table:table-cell>
          <table:table-cell table:formula="of:=SIN([.B206])" office:value-type="float" office:value="-0.200236720474051" calcext:value-type="float">
            <text:p>-0.200</text:p>
          </table:table-cell>
          <table:table-cell table:formula="of:=[.$C$5]*[.C206]" office:value-type="float" office:value="-25.4300635002044" calcext:value-type="float">
            <text:p>-25.430</text:p>
          </table:table-cell>
          <table:table-cell table:formula="of:=ROUND([.D206])" office:value-type="float" office:value="-25" calcext:value-type="float">
            <text:p>-25</text:p>
          </table:table-cell>
          <table:table-cell table:formula="of:=[.E206]+[.$C$5]" office:value-type="float" office:value="102" calcext:value-type="float">
            <text:p>102</text:p>
          </table:table-cell>
          <table:table-cell table:number-columns-repeated="2"/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[.A207]*[.$C$15]" office:value-type="float" office:value="6.11518570003575" calcext:value-type="float">
            <text:p>6.115</text:p>
          </table:table-cell>
          <table:table-cell table:formula="of:=SIN([.B207])" office:value-type="float" office:value="-0.16721045515749" calcext:value-type="float">
            <text:p>-0.167</text:p>
          </table:table-cell>
          <table:table-cell table:formula="of:=[.$C$5]*[.C207]" office:value-type="float" office:value="-21.2357278050012" calcext:value-type="float">
            <text:p>-21.236</text:p>
          </table:table-cell>
          <table:table-cell table:formula="of:=ROUND([.D207])" office:value-type="float" office:value="-21" calcext:value-type="float">
            <text:p>-21</text:p>
          </table:table-cell>
          <table:table-cell table:formula="of:=[.E207]+[.$C$5]" office:value-type="float" office:value="106" calcext:value-type="float">
            <text:p>106</text:p>
          </table:table-cell>
          <table:table-cell table:number-columns-repeated="2"/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[.A208]*[.$C$15]" office:value-type="float" office:value="6.14878562146452" calcext:value-type="float">
            <text:p>6.149</text:p>
          </table:table-cell>
          <table:table-cell table:formula="of:=SIN([.B208])" office:value-type="float" office:value="-0.133995434567359" calcext:value-type="float">
            <text:p>-0.134</text:p>
          </table:table-cell>
          <table:table-cell table:formula="of:=[.$C$5]*[.C208]" office:value-type="float" office:value="-17.0174201900545" calcext:value-type="float">
            <text:p>-17.017</text:p>
          </table:table-cell>
          <table:table-cell table:formula="of:=ROUND([.D208])" office:value-type="float" office:value="-17" calcext:value-type="float">
            <text:p>-17</text:p>
          </table:table-cell>
          <table:table-cell table:formula="of:=[.E208]+[.$C$5]" office:value-type="float" office:value="110" calcext:value-type="float">
            <text:p>110</text:p>
          </table:table-cell>
          <table:table-cell table:number-columns-repeated="2"/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[.A209]*[.$C$15]" office:value-type="float" office:value="6.18238554289328" calcext:value-type="float">
            <text:p>6.182</text:p>
          </table:table-cell>
          <table:table-cell table:formula="of:=SIN([.B209])" office:value-type="float" office:value="-0.100629153430241" calcext:value-type="float">
            <text:p>-0.101</text:p>
          </table:table-cell>
          <table:table-cell table:formula="of:=[.$C$5]*[.C209]" office:value-type="float" office:value="-12.7799024856406" calcext:value-type="float">
            <text:p>-12.780</text:p>
          </table:table-cell>
          <table:table-cell table:formula="of:=ROUND([.D209])" office:value-type="float" office:value="-13" calcext:value-type="float">
            <text:p>-13</text:p>
          </table:table-cell>
          <table:table-cell table:formula="of:=[.E209]+[.$C$5]" office:value-type="float" office:value="114" calcext:value-type="float">
            <text:p>114</text:p>
          </table:table-cell>
          <table:table-cell table:number-columns-repeated="2"/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[.A210]*[.$C$15]" office:value-type="float" office:value="6.21598546432205" calcext:value-type="float">
            <text:p>6.216</text:p>
          </table:table-cell>
          <table:table-cell table:formula="of:=SIN([.B210])" office:value-type="float" office:value="-0.0671492772229635" calcext:value-type="float">
            <text:p>-0.067</text:p>
          </table:table-cell>
          <table:table-cell table:formula="of:=[.$C$5]*[.C210]" office:value-type="float" office:value="-8.52795820731637" calcext:value-type="float">
            <text:p>-8.528</text:p>
          </table:table-cell>
          <table:table-cell table:formula="of:=ROUND([.D210])" office:value-type="float" office:value="-9" calcext:value-type="float">
            <text:p>-9</text:p>
          </table:table-cell>
          <table:table-cell table:formula="of:=[.E210]+[.$C$5]" office:value-type="float" office:value="118" calcext:value-type="float">
            <text:p>118</text:p>
          </table:table-cell>
          <table:table-cell table:number-columns-repeated="2"/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[.A211]*[.$C$15]" office:value-type="float" office:value="6.24958538575082" calcext:value-type="float">
            <text:p>6.250</text:p>
          </table:table-cell>
          <table:table-cell table:formula="of:=SIN([.B211])" office:value-type="float" office:value="-0.033593599653981" calcext:value-type="float">
            <text:p>-0.034</text:p>
          </table:table-cell>
          <table:table-cell table:formula="of:=[.$C$5]*[.C211]" office:value-type="float" office:value="-4.26638715605559" calcext:value-type="float">
            <text:p>-4.266</text:p>
          </table:table-cell>
          <table:table-cell table:formula="of:=ROUND([.D211])" office:value-type="float" office:value="-4" calcext:value-type="float">
            <text:p>-4</text:p>
          </table:table-cell>
          <table:table-cell table:formula="of:=[.E211]+[.$C$5]" office:value-type="float" office:value="123" calcext:value-type="float">
            <text:p>123</text:p>
          </table:table-cell>
          <table:table-cell table:number-columns-repeated="2"/>
        </table:table-row>
        <table:table-row table:style-name="ro2" table:number-rows-repeated="7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percentage-style style:name="N126">
      <number:number number:decimal-places="3" number:min-decimal-places="3" number:min-integer-digits="1"/>
      <number:text>%</number:text>
    </number:percentage-style>
    <number:percentage-style style:name="N127">
      <number:number number:decimal-places="4" number:min-decimal-places="4" number:min-integer-digits="1"/>
      <number:text>%</number:text>
    </number:percentage-style>
    <number:percentage-style style:name="N128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3:42:19.088000000</meta:creation-date>
    <dc:date>2022-08-24T15:40:44.735000000</dc:date>
    <meta:editing-duration>PT32M36S</meta:editing-duration>
    <meta:editing-cycles>5</meta:editing-cycles>
    <meta:generator>LibreOffice/7.3.4.2$Windows_X86_64 LibreOffice_project/728fec16bd5f605073805c3c9e7c4212a0120dc5</meta:generator>
    <meta:document-statistic meta:table-count="1" meta:cell-count="117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589cm" svg:height="8.023cm" xlink:href=".." xlink:type="simple" chart:class="chart:line" chart:style-name="ch1">
        <chart:plot-area chart:style-name="ch2" table:cell-range-address="Sheet1.F24:Sheet1.F211" chart:data-source-has-labels="row" svg:x="0.231cm" svg:y="0.16cm" svg:width="11.127cm" svg:height="7.703cm">
          <chart:coordinate-region svg:x="1.038cm" svg:y="0.359cm" svg:width="10.32cm" svg:height="6.5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25:Sheet1.F211" chart:label-cell-address="Sheet1.F24:Sheet1.F24" chart:class="chart:line">
            <chart:data-point chart:repeated="18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seted</text:p>
                <draw:g>
                  <svg:desc>Sheet1.F24:Sheet1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">
                <text:p>127</text:p>
                <draw:g>
                  <svg:desc>Sheet1.F25:Sheet1.F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3">
                <text:p>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